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1 - Recursos de bens e serviços - 2014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28">
            <text:p>Oferta de bens e serviços (valores correntes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9293" table:style-name="ce36">
            <text:p><text:s text:c="2"/>19 293</text:p>
          </table:table-cell>
          <table:table-cell office:value-type="float" office:value="2143" table:style-name="ce36">
            <text:p><text:s text:c="2"/>2 143</text:p>
          </table:table-cell>
          <table:table-cell office:value-type="float" office:value="1065" table:style-name="ce36">
            <text:p><text:s text:c="2"/>1 065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300" table:style-name="ce36">
            <text:p><text:s text:c="3"/>300</text:p>
          </table:table-cell>
          <table:table-cell office:value-type="float" office:value="15785" table:style-name="ce36">
            <text:p><text:s text:c="2"/>15 78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2253" table:style-name="ce36">
            <text:p><text:s text:c="2"/>32 253</text:p>
          </table:table-cell>
          <table:table-cell office:value-type="float" office:value="4009" table:style-name="ce36">
            <text:p><text:s text:c="2"/>4 009</text:p>
          </table:table-cell>
          <table:table-cell office:value-type="float" office:value="1873" table:style-name="ce36">
            <text:p><text:s text:c="2"/>1 8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-62" table:style-name="ce36">
            <text:p><text:s/>(-) <text:s text:c="2"/>62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26304" table:style-name="ce36">
            <text:p><text:s text:c="2"/>26 30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0499" table:style-name="ce36">
            <text:p><text:s text:c="2"/>10 499</text:p>
          </table:table-cell>
          <table:table-cell office:value-type="float" office:value="607" table:style-name="ce36">
            <text:p><text:s text:c="3"/>607</text:p>
          </table:table-cell>
          <table:table-cell office:value-type="float" office:value="236" table:style-name="ce36">
            <text:p><text:s text:c="3"/>236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9510" table:style-name="ce36">
            <text:p><text:s text:c="2"/>9 51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6994" table:style-name="ce36">
            <text:p><text:s text:c="2"/>46 9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97" table:style-name="ce36">
            <text:p><text:s text:c="2"/>2 2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1138" table:style-name="ce36">
            <text:p><text:s text:c="2"/>1 138</text:p>
          </table:table-cell>
          <table:table-cell office:value-type="float" office:value="1182" table:style-name="ce36">
            <text:p><text:s text:c="2"/>1 182</text:p>
          </table:table-cell>
          <table:table-cell office:value-type="float" office:value="43515" table:style-name="ce36">
            <text:p><text:s text:c="2"/>43 515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98121" table:style-name="ce36">
            <text:p><text:s text:c="2"/>98 121</text:p>
          </table:table-cell>
          <table:table-cell office:value-type="float" office:value="3833" table:style-name="ce36">
            <text:p><text:s text:c="2"/>3 833</text:p>
          </table:table-cell>
          <table:table-cell office:value-type="float" office:value="2260" table:style-name="ce36">
            <text:p><text:s text:c="2"/>2 2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265" table:style-name="ce36">
            <text:p><text:s text:c="3"/>265</text:p>
          </table:table-cell>
          <table:table-cell office:value-type="float" office:value="358" table:style-name="ce36">
            <text:p><text:s text:c="3"/>358</text:p>
          </table:table-cell>
          <table:table-cell office:value-type="float" office:value="91670" table:style-name="ce36">
            <text:p><text:s text:c="2"/>91 67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70492" table:style-name="ce37">
            <text:p><text:s text:c="2"/>70 492</text:p>
          </table:table-cell>
          <table:table-cell office:value-type="float" office:value="14971" table:style-name="ce37">
            <text:p><text:s text:c="2"/>14 971</text:p>
          </table:table-cell>
          <table:table-cell office:value-type="float" office:value="1346" table:style-name="ce37">
            <text:p><text:s text:c="2"/>1 346</text:p>
          </table:table-cell>
          <table:table-cell office:value-type="float" office:value="113" table:style-name="ce37">
            <text:p><text:s text:c="3"/>1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3" table:style-name="ce37">
            <text:p><text:s text:c="2"/>1 643</text:p>
          </table:table-cell>
          <table:table-cell office:value-type="float" office:value="-26" table:style-name="ce37">
            <text:p><text:s/>(-) <text:s text:c="2"/>26</text:p>
          </table:table-cell>
          <table:table-cell office:value-type="float" office:value="1730" table:style-name="ce37">
            <text:p><text:s text:c="2"/>1 730</text:p>
          </table:table-cell>
          <table:table-cell office:value-type="float" office:value="52445" table:style-name="ce37">
            <text:p><text:s text:c="2"/>52 44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9329" table:style-name="ce37">
            <text:p><text:s text:c="2"/>9 329</text:p>
          </table:table-cell>
          <table:table-cell office:value-type="float" office:value="2976" table:style-name="ce37">
            <text:p><text:s text:c="2"/>2 976</text:p>
          </table:table-cell>
          <table:table-cell office:value-type="float" office:value="672" table:style-name="ce37">
            <text:p><text:s text:c="3"/>67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5582" table:style-name="ce37">
            <text:p><text:s text:c="2"/>5 58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6499" table:style-name="ce37">
            <text:p><text:s text:c="2"/>16 499</text:p>
          </table:table-cell>
          <table:table-cell office:value-type="float" office:value="953" table:style-name="ce37">
            <text:p><text:s text:c="3"/>953</text:p>
          </table:table-cell>
          <table:table-cell office:value-type="float" office:value="178" table:style-name="ce37">
            <text:p><text:s text:c="3"/>1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-237" table:style-name="ce37">
            <text:p><text:s/>(-) <text:s text:c="2"/>237</text:p>
          </table:table-cell>
          <table:table-cell office:value-type="float" office:value="-205" table:style-name="ce37">
            <text:p><text:s/>(-) <text:s text:c="2"/>205</text:p>
          </table:table-cell>
          <table:table-cell office:value-type="float" office:value="15573" table:style-name="ce37">
            <text:p><text:s text:c="2"/>15 57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9864" table:style-name="ce37">
            <text:p><text:s text:c="2"/>29 864</text:p>
          </table:table-cell>
          <table:table-cell office:value-type="float" office:value="6787" table:style-name="ce37">
            <text:p><text:s text:c="2"/>6 787</text:p>
          </table:table-cell>
          <table:table-cell office:value-type="float" office:value="596" table:style-name="ce37">
            <text:p><text:s text:c="3"/>596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2" table:style-name="ce37">
            <text:p><text:s text:c="3"/>852</text:p>
          </table:table-cell>
          <table:table-cell office:value-type="float" office:value="379" table:style-name="ce37">
            <text:p><text:s text:c="3"/>379</text:p>
          </table:table-cell>
          <table:table-cell office:value-type="float" office:value="1317" table:style-name="ce37">
            <text:p><text:s text:c="2"/>1 317</text:p>
          </table:table-cell>
          <table:table-cell office:value-type="float" office:value="21164" table:style-name="ce37">
            <text:p><text:s text:c="2"/>21 164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68182" table:style-name="ce37">
            <text:p><text:s text:c="2"/>68 182</text:p>
          </table:table-cell>
          <table:table-cell office:value-type="float" office:value="4810" table:style-name="ce37">
            <text:p><text:s text:c="2"/>4 810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3" table:style-name="ce37">
            <text:p><text:s text:c="2"/>1 003</text:p>
          </table:table-cell>
          <table:table-cell office:value-type="float" office:value="892" table:style-name="ce37">
            <text:p><text:s text:c="3"/>892</text:p>
          </table:table-cell>
          <table:table-cell office:value-type="float" office:value="1895" table:style-name="ce37">
            <text:p><text:s text:c="2"/>1 895</text:p>
          </table:table-cell>
          <table:table-cell office:value-type="float" office:value="61372" table:style-name="ce37">
            <text:p><text:s text:c="2"/>61 37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30978" table:style-name="ce36">
            <text:p><text:s text:c="2"/>30 978</text:p>
          </table:table-cell>
          <table:table-cell office:value-type="float" office:value="4569" table:style-name="ce36">
            <text:p><text:s text:c="2"/>4 569</text:p>
          </table:table-cell>
          <table:table-cell office:value-type="float" office:value="917" table:style-name="ce36">
            <text:p><text:s text:c="3"/>9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0" table:style-name="ce36">
            <text:p><text:s text:c="3"/>260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501" table:style-name="ce36">
            <text:p><text:s text:c="3"/>501</text:p>
          </table:table-cell>
          <table:table-cell office:value-type="float" office:value="24991" table:style-name="ce36">
            <text:p><text:s text:c="2"/>24 99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9481" table:style-name="ce36">
            <text:p><text:s text:c="2"/>9 481</text:p>
          </table:table-cell>
          <table:table-cell office:value-type="float" office:value="560" table:style-name="ce36">
            <text:p><text:s text:c="3"/>56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8734" table:style-name="ce36">
            <text:p><text:s text:c="2"/>8 73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25553" table:style-name="ce36">
            <text:p><text:s text:c="2"/>25 553</text:p>
          </table:table-cell>
          <table:table-cell office:value-type="float" office:value="2430" table:style-name="ce36">
            <text:p><text:s text:c="2"/>2 430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9" table:style-name="ce36">
            <text:p><text:s text:c="3"/>489</text:p>
          </table:table-cell>
          <table:table-cell office:value-type="float" office:value="458" table:style-name="ce36">
            <text:p><text:s text:c="3"/>458</text:p>
          </table:table-cell>
          <table:table-cell office:value-type="float" office:value="947" table:style-name="ce36">
            <text:p><text:s text:c="3"/>947</text:p>
          </table:table-cell>
          <table:table-cell office:value-type="float" office:value="22025" table:style-name="ce36">
            <text:p><text:s text:c="2"/>22 02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8576" table:style-name="ce36">
            <text:p><text:s text:c="2"/>28 576</text:p>
          </table:table-cell>
          <table:table-cell office:value-type="float" office:value="3227" table:style-name="ce36">
            <text:p><text:s text:c="2"/>3 227</text:p>
          </table:table-cell>
          <table:table-cell office:value-type="float" office:value="452" table:style-name="ce36">
            <text:p><text:s text:c="3"/>452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40" table:style-name="ce36">
            <text:p><text:s text:c="2"/>1 640</text:p>
          </table:table-cell>
          <table:table-cell office:value-type="float" office:value="459" table:style-name="ce36">
            <text:p><text:s text:c="3"/>459</text:p>
          </table:table-cell>
          <table:table-cell office:value-type="float" office:value="2147" table:style-name="ce36">
            <text:p><text:s text:c="2"/>2 147</text:p>
          </table:table-cell>
          <table:table-cell office:value-type="float" office:value="22750" table:style-name="ce36">
            <text:p><text:s text:c="2"/>22 750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6248" table:style-name="ce36">
            <text:p><text:s text:c="2"/>16 248</text:p>
          </table:table-cell>
          <table:table-cell office:value-type="float" office:value="2570" table:style-name="ce36">
            <text:p><text:s text:c="2"/>2 57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6" table:style-name="ce36">
            <text:p><text:s text:c="3"/>936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1134" table:style-name="ce36">
            <text:p><text:s text:c="2"/>1 134</text:p>
          </table:table-cell>
          <table:table-cell office:value-type="float" office:value="12477" table:style-name="ce36">
            <text:p><text:s text:c="2"/>12 47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8430" table:style-name="ce37">
            <text:p><text:s text:c="2"/>8 4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6" table:style-name="ce37">
            <text:p><text:s text:c="3"/>9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84" table:style-name="ce37">
            <text:p><text:s text:c="2"/>7 48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8040" table:style-name="ce37">
            <text:p><text:s text:c="2"/>28 040</text:p>
          </table:table-cell>
          <table:table-cell office:value-type="float" office:value="4367" table:style-name="ce37">
            <text:p><text:s text:c="2"/>4 367</text:p>
          </table:table-cell>
          <table:table-cell office:value-type="float" office:value="1807" table:style-name="ce37">
            <text:p><text:s text:c="2"/>1 807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21" table:style-name="ce37">
            <text:p><text:s text:c="2"/>1 221</text:p>
          </table:table-cell>
          <table:table-cell office:value-type="float" office:value="515" table:style-name="ce37">
            <text:p><text:s text:c="3"/>515</text:p>
          </table:table-cell>
          <table:table-cell office:value-type="float" office:value="1753" table:style-name="ce37">
            <text:p><text:s text:c="2"/>1 753</text:p>
          </table:table-cell>
          <table:table-cell office:value-type="float" office:value="20113" table:style-name="ce37">
            <text:p><text:s text:c="2"/>20 11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59799" table:style-name="ce37">
            <text:p><text:s text:c="2"/>259 7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08" table:style-name="ce37">
            <text:p><text:s text:c="3"/>9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14" table:style-name="ce37">
            <text:p><text:s text:c="2"/>3 314</text:p>
          </table:table-cell>
          <table:table-cell office:value-type="float" office:value="3314" table:style-name="ce37">
            <text:p><text:s text:c="2"/>3 314</text:p>
          </table:table-cell>
          <table:table-cell office:value-type="float" office:value="255577" table:style-name="ce37">
            <text:p><text:s text:c="2"/>255 57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79898" table:style-name="ce37">
            <text:p><text:s text:c="2"/>79 898</text:p>
          </table:table-cell>
          <table:table-cell office:value-type="float" office:value="6346" table:style-name="ce37">
            <text:p><text:s text:c="2"/>6 346</text:p>
          </table:table-cell>
          <table:table-cell office:value-type="float" office:value="2321" table:style-name="ce37">
            <text:p><text:s text:c="2"/>2 3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71028" table:style-name="ce37">
            <text:p><text:s text:c="2"/>71 028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18203" table:style-name="ce37">
            <text:p><text:s text:c="2"/>18 203</text:p>
          </table:table-cell>
          <table:table-cell office:value-type="float" office:value="2209" table:style-name="ce37">
            <text:p><text:s text:c="2"/>2 209</text:p>
          </table:table-cell>
          <table:table-cell office:value-type="float" office:value="952" table:style-name="ce37">
            <text:p><text:s text:c="3"/>95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4" table:style-name="ce37">
            <text:p><text:s text:c="3"/>424</text:p>
          </table:table-cell>
          <table:table-cell office:value-type="float" office:value="427" table:style-name="ce37">
            <text:p><text:s text:c="3"/>427</text:p>
          </table:table-cell>
          <table:table-cell office:value-type="float" office:value="14615" table:style-name="ce37">
            <text:p><text:s text:c="2"/>14 61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56197" table:style-name="ce36">
            <text:p><text:s text:c="2"/>156 197</text:p>
          </table:table-cell>
          <table:table-cell office:value-type="float" office:value="31058" table:style-name="ce36">
            <text:p><text:s text:c="2"/>31 058</text:p>
          </table:table-cell>
          <table:table-cell office:value-type="float" office:value="1270" table:style-name="ce36">
            <text:p><text:s text:c="2"/>1 27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97" table:style-name="ce36">
            <text:p><text:s text:c="2"/>9 997</text:p>
          </table:table-cell>
          <table:table-cell office:value-type="float" office:value="1072" table:style-name="ce36">
            <text:p><text:s text:c="2"/>1 072</text:p>
          </table:table-cell>
          <table:table-cell office:value-type="float" office:value="11106" table:style-name="ce36">
            <text:p><text:s text:c="2"/>11 106</text:p>
          </table:table-cell>
          <table:table-cell office:value-type="float" office:value="112763" table:style-name="ce36">
            <text:p><text:s text:c="2"/>112 76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5723" table:style-name="ce36">
            <text:p><text:s text:c="2"/>15 723</text:p>
          </table:table-cell>
          <table:table-cell office:value-type="float" office:value="1720" table:style-name="ce36">
            <text:p><text:s text:c="2"/>1 72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5" table:style-name="ce36">
            <text:p><text:s text:c="3"/>685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735" table:style-name="ce36">
            <text:p><text:s text:c="3"/>735</text:p>
          </table:table-cell>
          <table:table-cell office:value-type="float" office:value="13165" table:style-name="ce36">
            <text:p><text:s text:c="2"/>13 16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57484" table:style-name="ce36">
            <text:p><text:s text:c="2"/>57 484</text:p>
          </table:table-cell>
          <table:table-cell office:value-type="float" office:value="7881" table:style-name="ce36">
            <text:p><text:s text:c="2"/>7 881</text:p>
          </table:table-cell>
          <table:table-cell office:value-type="float" office:value="701" table:style-name="ce36">
            <text:p><text:s text:c="3"/>7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02" table:style-name="ce36">
            <text:p><text:s text:c="2"/>3 102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3219" table:style-name="ce36">
            <text:p><text:s text:c="2"/>3 219</text:p>
          </table:table-cell>
          <table:table-cell office:value-type="float" office:value="45683" table:style-name="ce36">
            <text:p><text:s text:c="2"/>45 68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9763" table:style-name="ce36">
            <text:p><text:s text:c="2"/>9 763</text:p>
          </table:table-cell>
          <table:table-cell office:value-type="float" office:value="1850" table:style-name="ce36">
            <text:p><text:s text:c="2"/>1 85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128" table:style-name="ce36">
            <text:p><text:s text:c="3"/>128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945" table:style-name="ce36">
            <text:p><text:s text:c="3"/>945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1292" table:style-name="ce36">
            <text:p><text:s text:c="2"/>1 292</text:p>
          </table:table-cell>
          <table:table-cell office:value-type="float" office:value="6531" table:style-name="ce36">
            <text:p><text:s text:c="2"/>6 53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30091" table:style-name="ce36">
            <text:p><text:s text:c="2"/>30 091</text:p>
          </table:table-cell>
          <table:table-cell office:value-type="float" office:value="5661" table:style-name="ce36">
            <text:p><text:s text:c="2"/>5 661</text:p>
          </table:table-cell>
          <table:table-cell office:value-type="float" office:value="500" table:style-name="ce36">
            <text:p><text:s text:c="3"/>5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32" table:style-name="ce36">
            <text:p><text:s text:c="2"/>2 332</text:p>
          </table:table-cell>
          <table:table-cell office:value-type="float" office:value="700" table:style-name="ce36">
            <text:p><text:s text:c="3"/>700</text:p>
          </table:table-cell>
          <table:table-cell office:value-type="float" office:value="3032" table:style-name="ce36">
            <text:p><text:s text:c="2"/>3 032</text:p>
          </table:table-cell>
          <table:table-cell office:value-type="float" office:value="20898" table:style-name="ce36">
            <text:p><text:s text:c="2"/>20 89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68799" table:style-name="ce37">
            <text:p><text:s text:c="2"/>68 799</text:p>
          </table:table-cell>
          <table:table-cell office:value-type="float" office:value="14518" table:style-name="ce37">
            <text:p><text:s text:c="2"/>14 518</text:p>
          </table:table-cell>
          <table:table-cell office:value-type="float" office:value="477" table:style-name="ce37">
            <text:p><text:s text:c="3"/>477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267" table:style-name="ce37">
            <text:p><text:s text:c="3"/>267</text:p>
          </table:table-cell>
          <table:table-cell office:value-type="float" office:value="7274" table:style-name="ce37">
            <text:p><text:s text:c="2"/>7 274</text:p>
          </table:table-cell>
          <table:table-cell office:value-type="float" office:value="1487" table:style-name="ce37">
            <text:p><text:s text:c="2"/>1 487</text:p>
          </table:table-cell>
          <table:table-cell office:value-type="float" office:value="9082" table:style-name="ce37">
            <text:p><text:s text:c="2"/>9 082</text:p>
          </table:table-cell>
          <table:table-cell office:value-type="float" office:value="44722" table:style-name="ce37">
            <text:p><text:s text:c="2"/>44 72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45312" table:style-name="ce38">
            <text:p><text:s text:c="2"/>45 312</text:p>
          </table:table-cell>
          <table:table-cell office:value-type="float" office:value="6624" table:style-name="ce38">
            <text:p><text:s text:c="2"/>6 624</text:p>
          </table:table-cell>
          <table:table-cell office:value-type="float" office:value="1603" table:style-name="ce38">
            <text:p><text:s text:c="2"/>1 60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1127" table:style-name="ce38">
            <text:p><text:s text:c="2"/>1 127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1251" table:style-name="ce38">
            <text:p><text:s text:c="2"/>1 251</text:p>
          </table:table-cell>
          <table:table-cell office:value-type="float" office:value="35834" table:style-name="ce38">
            <text:p><text:s text:c="2"/>35 83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2345" table:style-name="ce37">
            <text:p><text:s text:c="2"/>42 345</text:p>
          </table:table-cell>
          <table:table-cell office:value-type="float" office:value="10580" table:style-name="ce37">
            <text:p><text:s text:c="2"/>10 580</text:p>
          </table:table-cell>
          <table:table-cell office:value-type="float" office:value="406" table:style-name="ce37">
            <text:p><text:s text:c="3"/>406</text:p>
          </table:table-cell>
          <table:table-cell office:value-type="float" office:value="220" table:style-name="ce37">
            <text:p><text:s text:c="3"/>2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00" table:style-name="ce37">
            <text:p><text:s text:c="2"/>4 200</text:p>
          </table:table-cell>
          <table:table-cell office:value-type="float" office:value="693" table:style-name="ce37">
            <text:p><text:s text:c="3"/>693</text:p>
          </table:table-cell>
          <table:table-cell office:value-type="float" office:value="5113" table:style-name="ce37">
            <text:p><text:s text:c="2"/>5 113</text:p>
          </table:table-cell>
          <table:table-cell office:value-type="float" office:value="26246" table:style-name="ce37">
            <text:p><text:s text:c="2"/>26 24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69407" table:style-name="ce37">
            <text:p><text:s text:c="2"/>69 407</text:p>
          </table:table-cell>
          <table:table-cell office:value-type="float" office:value="5920" table:style-name="ce37">
            <text:p><text:s text:c="2"/>5 920</text:p>
          </table:table-cell>
          <table:table-cell office:value-type="float" office:value="1813" table:style-name="ce37">
            <text:p><text:s text:c="2"/>1 813</text:p>
          </table:table-cell>
          <table:table-cell office:value-type="float" office:value="167" table:style-name="ce37">
            <text:p><text:s text:c="3"/>1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45" table:style-name="ce37">
            <text:p><text:s text:c="2"/>2 645</text:p>
          </table:table-cell>
          <table:table-cell office:value-type="float" office:value="1091" table:style-name="ce37">
            <text:p><text:s text:c="2"/>1 091</text:p>
          </table:table-cell>
          <table:table-cell office:value-type="float" office:value="3903" table:style-name="ce37">
            <text:p><text:s text:c="2"/>3 903</text:p>
          </table:table-cell>
          <table:table-cell office:value-type="float" office:value="57771" table:style-name="ce37">
            <text:p><text:s text:c="2"/>57 771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6482" table:style-name="ce37">
            <text:p><text:s text:c="2"/>16 482</text:p>
          </table:table-cell>
          <table:table-cell office:value-type="float" office:value="4441" table:style-name="ce37">
            <text:p><text:s text:c="2"/>4 441</text:p>
          </table:table-cell>
          <table:table-cell office:value-type="float" office:value="213" table:style-name="ce37">
            <text:p><text:s text:c="3"/>213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36" table:style-name="ce37">
            <text:p><text:s text:c="2"/>1 636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1724" table:style-name="ce37">
            <text:p><text:s text:c="2"/>1 724</text:p>
          </table:table-cell>
          <table:table-cell office:value-type="float" office:value="10104" table:style-name="ce37">
            <text:p><text:s text:c="2"/>10 10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21799" table:style-name="ce36">
            <text:p><text:s text:c="2"/>21 799</text:p>
          </table:table-cell>
          <table:table-cell office:value-type="float" office:value="6648" table:style-name="ce36">
            <text:p><text:s text:c="2"/>6 648</text:p>
          </table:table-cell>
          <table:table-cell office:value-type="float" office:value="398" table:style-name="ce36">
            <text:p><text:s text:c="3"/>398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0" table:style-name="ce36">
            <text:p><text:s text:c="2"/>1 080</text:p>
          </table:table-cell>
          <table:table-cell office:value-type="float" office:value="469" table:style-name="ce36">
            <text:p><text:s text:c="3"/>469</text:p>
          </table:table-cell>
          <table:table-cell office:value-type="float" office:value="1559" table:style-name="ce36">
            <text:p><text:s text:c="2"/>1 559</text:p>
          </table:table-cell>
          <table:table-cell office:value-type="float" office:value="13194" table:style-name="ce36">
            <text:p><text:s text:c="2"/>13 19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49682" table:style-name="ce36">
            <text:p><text:s text:c="2"/>49 682</text:p>
          </table:table-cell>
          <table:table-cell office:value-type="float" office:value="11421" table:style-name="ce36">
            <text:p><text:s text:c="2"/>11 421</text:p>
          </table:table-cell>
          <table:table-cell office:value-type="float" office:value="764" table:style-name="ce36">
            <text:p><text:s text:c="3"/>764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298" table:style-name="ce36">
            <text:p><text:s text:c="2"/>2 298</text:p>
          </table:table-cell>
          <table:table-cell office:value-type="float" office:value="974" table:style-name="ce36">
            <text:p><text:s text:c="3"/>974</text:p>
          </table:table-cell>
          <table:table-cell office:value-type="float" office:value="3304" table:style-name="ce36">
            <text:p><text:s text:c="2"/>3 304</text:p>
          </table:table-cell>
          <table:table-cell office:value-type="float" office:value="34193" table:style-name="ce36">
            <text:p><text:s text:c="2"/>34 19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40738" table:style-name="ce36">
            <text:p><text:s text:c="2"/>40 738</text:p>
          </table:table-cell>
          <table:table-cell office:value-type="float" office:value="7070" table:style-name="ce36">
            <text:p><text:s text:c="2"/>7 070</text:p>
          </table:table-cell>
          <table:table-cell office:value-type="float" office:value="1139" table:style-name="ce36">
            <text:p><text:s text:c="2"/>1 139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150" table:style-name="ce36">
            <text:p><text:s text:c="3"/>150</text:p>
          </table:table-cell>
          <table:table-cell office:value-type="float" office:value="1631" table:style-name="ce36">
            <text:p><text:s text:c="2"/>1 631</text:p>
          </table:table-cell>
          <table:table-cell office:value-type="float" office:value="822" table:style-name="ce36">
            <text:p><text:s text:c="3"/>822</text:p>
          </table:table-cell>
          <table:table-cell office:value-type="float" office:value="2647" table:style-name="ce36">
            <text:p><text:s text:c="2"/>2 647</text:p>
          </table:table-cell>
          <table:table-cell office:value-type="float" office:value="29882" table:style-name="ce36">
            <text:p><text:s text:c="2"/>29 88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65314" table:style-name="ce36">
            <text:p><text:s text:c="2"/>165 314</text:p>
          </table:table-cell>
          <table:table-cell office:value-type="float" office:value="47139" table:style-name="ce36">
            <text:p><text:s text:c="2"/>47 139</text:p>
          </table:table-cell>
          <table:table-cell office:value-type="float" office:value="877" table:style-name="ce36">
            <text:p><text:s text:c="3"/>877</text:p>
          </table:table-cell>
          <table:table-cell office:value-type="float" office:value="305" table:style-name="ce36">
            <text:p><text:s text:c="3"/>305</text:p>
          </table:table-cell>
          <table:table-cell office:value-type="float" office:value="436" table:style-name="ce36">
            <text:p><text:s text:c="3"/>436</text:p>
          </table:table-cell>
          <table:table-cell office:value-type="float" office:value="14434" table:style-name="ce36">
            <text:p><text:s text:c="2"/>14 434</text:p>
          </table:table-cell>
          <table:table-cell office:value-type="float" office:value="2468" table:style-name="ce36">
            <text:p><text:s text:c="2"/>2 468</text:p>
          </table:table-cell>
          <table:table-cell office:value-type="float" office:value="17643" table:style-name="ce36">
            <text:p><text:s text:c="2"/>17 643</text:p>
          </table:table-cell>
          <table:table-cell office:value-type="float" office:value="99655" table:style-name="ce36">
            <text:p><text:s text:c="2"/>99 655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31476" table:style-name="ce36">
            <text:p><text:s text:c="2"/>131 476</text:p>
          </table:table-cell>
          <table:table-cell office:value-type="float" office:value="21731" table:style-name="ce36">
            <text:p><text:s text:c="2"/>21 731</text:p>
          </table:table-cell>
          <table:table-cell office:value-type="float" office:value="2036" table:style-name="ce36">
            <text:p><text:s text:c="2"/>2 036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5020" table:style-name="ce36">
            <text:p><text:s text:c="2"/>5 020</text:p>
          </table:table-cell>
          <table:table-cell office:value-type="float" office:value="12718" table:style-name="ce36">
            <text:p><text:s text:c="2"/>12 718</text:p>
          </table:table-cell>
          <table:table-cell office:value-type="float" office:value="9330" table:style-name="ce36">
            <text:p><text:s text:c="2"/>9 330</text:p>
          </table:table-cell>
          <table:table-cell office:value-type="float" office:value="27319" table:style-name="ce36">
            <text:p><text:s text:c="2"/>27 319</text:p>
          </table:table-cell>
          <table:table-cell office:value-type="float" office:value="80390" table:style-name="ce36">
            <text:p><text:s text:c="2"/>80 39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1145" table:style-name="ce37">
            <text:p><text:s text:c="2"/>31 145</text:p>
          </table:table-cell>
          <table:table-cell office:value-type="float" office:value="2607" table:style-name="ce37">
            <text:p><text:s text:c="2"/>2 607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3806" table:style-name="ce37">
            <text:p><text:s text:c="2"/>3 806</text:p>
          </table:table-cell>
          <table:table-cell office:value-type="float" office:value="3848" table:style-name="ce37">
            <text:p><text:s text:c="2"/>3 848</text:p>
          </table:table-cell>
          <table:table-cell office:value-type="float" office:value="858" table:style-name="ce37">
            <text:p><text:s text:c="3"/>858</text:p>
          </table:table-cell>
          <table:table-cell office:value-type="float" office:value="8519" table:style-name="ce37">
            <text:p><text:s text:c="2"/>8 519</text:p>
          </table:table-cell>
          <table:table-cell office:value-type="float" office:value="19993" table:style-name="ce37">
            <text:p><text:s text:c="2"/>19 99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4696" table:style-name="ce37">
            <text:p><text:s text:c="2"/>14 696</text:p>
          </table:table-cell>
          <table:table-cell office:value-type="float" office:value="2295" table:style-name="ce37">
            <text:p><text:s text:c="2"/>2 295</text:p>
          </table:table-cell>
          <table:table-cell office:value-type="float" office:value="158" table:style-name="ce37">
            <text:p><text:s text:c="3"/>158</text:p>
          </table:table-cell>
          <table:table-cell office:value-type="float" office:value="279" table:style-name="ce37">
            <text:p><text:s text:c="3"/>2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4" table:style-name="ce37">
            <text:p><text:s text:c="3"/>374</text:p>
          </table:table-cell>
          <table:table-cell office:value-type="float" office:value="388" table:style-name="ce37">
            <text:p><text:s text:c="3"/>388</text:p>
          </table:table-cell>
          <table:table-cell office:value-type="float" office:value="1041" table:style-name="ce37">
            <text:p><text:s text:c="2"/>1 041</text:p>
          </table:table-cell>
          <table:table-cell office:value-type="float" office:value="11202" table:style-name="ce37">
            <text:p><text:s text:c="2"/>11 20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1206" table:style-name="ce37">
            <text:p><text:s text:c="2"/>31 206</text:p>
          </table:table-cell>
          <table:table-cell office:value-type="float" office:value="4921" table:style-name="ce37">
            <text:p><text:s text:c="2"/>4 921</text:p>
          </table:table-cell>
          <table:table-cell office:value-type="float" office:value="342" table:style-name="ce37">
            <text:p><text:s text:c="3"/>342</text:p>
          </table:table-cell>
          <table:table-cell office:value-type="float" office:value="1101" table:style-name="ce37">
            <text:p><text:s text:c="2"/>1 101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1080" table:style-name="ce37">
            <text:p><text:s text:c="2"/>1 080</text:p>
          </table:table-cell>
          <table:table-cell office:value-type="float" office:value="870" table:style-name="ce37">
            <text:p><text:s text:c="3"/>870</text:p>
          </table:table-cell>
          <table:table-cell office:value-type="float" office:value="3124" table:style-name="ce37">
            <text:p><text:s text:c="2"/>3 124</text:p>
          </table:table-cell>
          <table:table-cell office:value-type="float" office:value="22819" table:style-name="ce37">
            <text:p><text:s text:c="2"/>22 81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6644" table:style-name="ce37">
            <text:p><text:s text:c="2"/>46 644</text:p>
          </table:table-cell>
          <table:table-cell office:value-type="float" office:value="13610" table:style-name="ce37">
            <text:p><text:s text:c="2"/>13 610</text:p>
          </table:table-cell>
          <table:table-cell office:value-type="float" office:value="454" table:style-name="ce37">
            <text:p><text:s text:c="3"/>454</text:p>
          </table:table-cell>
          <table:table-cell office:value-type="float" office:value="652" table:style-name="ce37">
            <text:p><text:s text:c="3"/>652</text:p>
          </table:table-cell>
          <table:table-cell office:value-type="float" office:value="289" table:style-name="ce37">
            <text:p><text:s text:c="3"/>289</text:p>
          </table:table-cell>
          <table:table-cell office:value-type="float" office:value="4356" table:style-name="ce37">
            <text:p><text:s text:c="2"/>4 356</text:p>
          </table:table-cell>
          <table:table-cell office:value-type="float" office:value="810" table:style-name="ce37">
            <text:p><text:s text:c="3"/>810</text:p>
          </table:table-cell>
          <table:table-cell office:value-type="float" office:value="6107" table:style-name="ce37">
            <text:p><text:s text:c="2"/>6 107</text:p>
          </table:table-cell>
          <table:table-cell office:value-type="float" office:value="26473" table:style-name="ce37">
            <text:p><text:s text:c="2"/>26 473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46362" table:style-name="ce38">
            <text:p><text:s text:c="2"/>146 362</text:p>
          </table:table-cell>
          <table:table-cell office:value-type="float" office:value="50464" table:style-name="ce38">
            <text:p><text:s text:c="2"/>50 464</text:p>
          </table:table-cell>
          <table:table-cell office:value-type="float" office:value="1174" table:style-name="ce38">
            <text:p><text:s text:c="2"/>1 174</text:p>
          </table:table-cell>
          <table:table-cell office:value-type="float" office:value="2219" table:style-name="ce38">
            <text:p><text:s text:c="2"/>2 2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362" table:style-name="ce38">
            <text:p><text:s text:c="2"/>18 362</text:p>
          </table:table-cell>
          <table:table-cell office:value-type="float" office:value="2004" table:style-name="ce38">
            <text:p><text:s text:c="2"/>2 004</text:p>
          </table:table-cell>
          <table:table-cell office:value-type="float" office:value="22585" table:style-name="ce38">
            <text:p><text:s text:c="2"/>22 585</text:p>
          </table:table-cell>
          <table:table-cell office:value-type="float" office:value="72139" table:style-name="ce38">
            <text:p><text:s text:c="2"/>72 13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72955" table:style-name="ce36">
            <text:p><text:s text:c="2"/>72 955</text:p>
          </table:table-cell>
          <table:table-cell office:value-type="float" office:value="17915" table:style-name="ce36">
            <text:p><text:s text:c="2"/>17 915</text:p>
          </table:table-cell>
          <table:table-cell office:value-type="float" office:value="722" table:style-name="ce36">
            <text:p><text:s text:c="3"/>722</text:p>
          </table:table-cell>
          <table:table-cell office:value-type="float" office:value="943" table:style-name="ce36">
            <text:p><text:s text:c="3"/>943</text:p>
          </table:table-cell>
          <table:table-cell office:value-type="float" office:value="261" table:style-name="ce36">
            <text:p><text:s text:c="3"/>261</text:p>
          </table:table-cell>
          <table:table-cell office:value-type="float" office:value="8097" table:style-name="ce36">
            <text:p><text:s text:c="2"/>8 097</text:p>
          </table:table-cell>
          <table:table-cell office:value-type="float" office:value="1152" table:style-name="ce36">
            <text:p><text:s text:c="2"/>1 152</text:p>
          </table:table-cell>
          <table:table-cell office:value-type="float" office:value="10453" table:style-name="ce36">
            <text:p><text:s text:c="2"/>10 453</text:p>
          </table:table-cell>
          <table:table-cell office:value-type="float" office:value="43865" table:style-name="ce36">
            <text:p><text:s text:c="2"/>43 86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8953" table:style-name="ce36">
            <text:p><text:s text:c="2"/>38 953</text:p>
          </table:table-cell>
          <table:table-cell office:value-type="float" office:value="6599" table:style-name="ce36">
            <text:p><text:s text:c="2"/>6 599</text:p>
          </table:table-cell>
          <table:table-cell office:value-type="float" office:value="596" table:style-name="ce36">
            <text:p><text:s text:c="3"/>596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2201" table:style-name="ce36">
            <text:p><text:s text:c="2"/>2 201</text:p>
          </table:table-cell>
          <table:table-cell office:value-type="float" office:value="647" table:style-name="ce36">
            <text:p><text:s text:c="3"/>647</text:p>
          </table:table-cell>
          <table:table-cell office:value-type="float" office:value="3193" table:style-name="ce36">
            <text:p><text:s text:c="2"/>3 193</text:p>
          </table:table-cell>
          <table:table-cell office:value-type="float" office:value="28565" table:style-name="ce36">
            <text:p><text:s text:c="2"/>28 56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6792" table:style-name="ce36">
            <text:p><text:s text:c="2"/>16 792</text:p>
          </table:table-cell>
          <table:table-cell office:value-type="float" office:value="972" table:style-name="ce36">
            <text:p><text:s text:c="3"/>972</text:p>
          </table:table-cell>
          <table:table-cell office:value-type="float" office:value="354" table:style-name="ce36">
            <text:p><text:s text:c="3"/>354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15325" table:style-name="ce36">
            <text:p><text:s text:c="2"/>15 32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84593" table:style-name="ce36">
            <text:p><text:s text:c="2"/>84 593</text:p>
          </table:table-cell>
          <table:table-cell office:value-type="float" office:value="14611" table:style-name="ce36">
            <text:p><text:s text:c="2"/>14 611</text:p>
          </table:table-cell>
          <table:table-cell office:value-type="float" office:value="1200" table:style-name="ce36">
            <text:p><text:s text:c="2"/>1 200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1468" table:style-name="ce36">
            <text:p><text:s text:c="2"/>1 468</text:p>
          </table:table-cell>
          <table:table-cell office:value-type="float" office:value="5002" table:style-name="ce36">
            <text:p><text:s text:c="2"/>5 002</text:p>
          </table:table-cell>
          <table:table-cell office:value-type="float" office:value="1715" table:style-name="ce36">
            <text:p><text:s text:c="2"/>1 715</text:p>
          </table:table-cell>
          <table:table-cell office:value-type="float" office:value="8438" table:style-name="ce36">
            <text:p><text:s text:c="2"/>8 438</text:p>
          </table:table-cell>
          <table:table-cell office:value-type="float" office:value="60344" table:style-name="ce36">
            <text:p><text:s text:c="2"/>60 34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5745" table:style-name="ce36">
            <text:p><text:s text:c="2"/>35 745</text:p>
          </table:table-cell>
          <table:table-cell office:value-type="float" office:value="10414" table:style-name="ce36">
            <text:p><text:s text:c="2"/>10 414</text:p>
          </table:table-cell>
          <table:table-cell office:value-type="float" office:value="385" table:style-name="ce36">
            <text:p><text:s text:c="3"/>385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2236" table:style-name="ce36">
            <text:p><text:s text:c="2"/>2 236</text:p>
          </table:table-cell>
          <table:table-cell office:value-type="float" office:value="721" table:style-name="ce36">
            <text:p><text:s text:c="3"/>721</text:p>
          </table:table-cell>
          <table:table-cell office:value-type="float" office:value="3105" table:style-name="ce36">
            <text:p><text:s text:c="2"/>3 105</text:p>
          </table:table-cell>
          <table:table-cell office:value-type="float" office:value="21841" table:style-name="ce36">
            <text:p><text:s text:c="2"/>21 84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23244" table:style-name="ce37">
            <text:p><text:s text:c="2"/>23 244</text:p>
          </table:table-cell>
          <table:table-cell office:value-type="float" office:value="1287" table:style-name="ce37">
            <text:p><text:s text:c="2"/>1 287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10" table:style-name="ce37">
            <text:p><text:s text:c="2"/>2 210</text:p>
          </table:table-cell>
          <table:table-cell office:value-type="float" office:value="2561" table:style-name="ce37">
            <text:p><text:s text:c="2"/>2 561</text:p>
          </table:table-cell>
          <table:table-cell office:value-type="float" office:value="4771" table:style-name="ce37">
            <text:p><text:s text:c="2"/>4 771</text:p>
          </table:table-cell>
          <table:table-cell office:value-type="float" office:value="16996" table:style-name="ce37">
            <text:p><text:s text:c="2"/>16 99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38907" table:style-name="ce37">
            <text:p><text:s text:c="2"/>138 907</text:p>
          </table:table-cell>
          <table:table-cell office:value-type="float" office:value="28446" table:style-name="ce37">
            <text:p><text:s text:c="2"/>28 446</text:p>
          </table:table-cell>
          <table:table-cell office:value-type="float" office:value="994" table:style-name="ce37">
            <text:p><text:s text:c="3"/>9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668" table:style-name="ce37">
            <text:p><text:s text:c="2"/>31 6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668" table:style-name="ce37">
            <text:p><text:s text:c="2"/>31 668</text:p>
          </table:table-cell>
          <table:table-cell office:value-type="float" office:value="77799" table:style-name="ce37">
            <text:p><text:s text:c="2"/>77 79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22631" table:style-name="ce37">
            <text:p><text:s text:c="2"/>22 6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0" table:style-name="ce37">
            <text:p><text:s text:c="3"/>3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6" table:style-name="ce37">
            <text:p><text:s text:c="3"/>786</text:p>
          </table:table-cell>
          <table:table-cell office:value-type="float" office:value="786" table:style-name="ce37">
            <text:p><text:s text:c="3"/>786</text:p>
          </table:table-cell>
          <table:table-cell office:value-type="float" office:value="21495" table:style-name="ce37">
            <text:p><text:s text:c="2"/>21 49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26506" table:style-name="ce37">
            <text:p><text:s text:c="2"/>26 506</text:p>
          </table:table-cell>
          <table:table-cell office:value-type="float" office:value="1140" table:style-name="ce37">
            <text:p><text:s text:c="2"/>1 140</text:p>
          </table:table-cell>
          <table:table-cell office:value-type="float" office:value="637" table:style-name="ce37">
            <text:p><text:s text:c="3"/>6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19" table:style-name="ce37">
            <text:p><text:s text:c="2"/>2 319</text:p>
          </table:table-cell>
          <table:table-cell office:value-type="float" office:value="2319" table:style-name="ce37">
            <text:p><text:s text:c="2"/>2 319</text:p>
          </table:table-cell>
          <table:table-cell office:value-type="float" office:value="22410" table:style-name="ce37">
            <text:p><text:s text:c="2"/>22 41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31700" table:style-name="ce38">
            <text:p><text:s text:c="2"/>131 700</text:p>
          </table:table-cell>
          <table:table-cell office:value-type="float" office:value="15183" table:style-name="ce38">
            <text:p><text:s text:c="2"/>15 183</text:p>
          </table:table-cell>
          <table:table-cell office:value-type="float" office:value="1742" table:style-name="ce38">
            <text:p><text:s text:c="2"/>1 7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931" table:style-name="ce38">
            <text:p><text:s text:c="2"/>7 93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931" table:style-name="ce38">
            <text:p><text:s text:c="2"/>7 931</text:p>
          </table:table-cell>
          <table:table-cell office:value-type="float" office:value="106844" table:style-name="ce38">
            <text:p><text:s text:c="2"/>106 84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29334" table:style-name="ce36">
            <text:p><text:s text:c="2"/>229 334</text:p>
          </table:table-cell>
          <table:table-cell office:value-type="float" office:value="17201" table:style-name="ce36">
            <text:p><text:s text:c="2"/>17 201</text:p>
          </table:table-cell>
          <table:table-cell office:value-type="float" office:value="1329" table:style-name="ce36">
            <text:p><text:s text:c="2"/>1 329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4737" table:style-name="ce36">
            <text:p><text:s text:c="2"/>4 737</text:p>
          </table:table-cell>
          <table:table-cell office:value-type="float" office:value="28962" table:style-name="ce36">
            <text:p><text:s text:c="2"/>28 962</text:p>
          </table:table-cell>
          <table:table-cell office:value-type="float" office:value="33830" table:style-name="ce36">
            <text:p><text:s text:c="2"/>33 830</text:p>
          </table:table-cell>
          <table:table-cell office:value-type="float" office:value="176974" table:style-name="ce36">
            <text:p><text:s text:c="2"/>176 97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70365" table:style-name="ce36">
            <text:p><text:s text:c="2"/>70 365</text:p>
          </table:table-cell>
          <table:table-cell office:value-type="float" office:value="7083" table:style-name="ce36">
            <text:p><text:s text:c="2"/>7 083</text:p>
          </table:table-cell>
          <table:table-cell office:value-type="float" office:value="941" table:style-name="ce36">
            <text:p><text:s text:c="3"/>941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21" table:style-name="ce36">
            <text:p><text:s text:c="2"/>6 321</text:p>
          </table:table-cell>
          <table:table-cell office:value-type="float" office:value="3100" table:style-name="ce36">
            <text:p><text:s text:c="2"/>3 100</text:p>
          </table:table-cell>
          <table:table-cell office:value-type="float" office:value="9439" table:style-name="ce36">
            <text:p><text:s text:c="2"/>9 439</text:p>
          </table:table-cell>
          <table:table-cell office:value-type="float" office:value="52902" table:style-name="ce36">
            <text:p><text:s text:c="2"/>52 90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61437" table:style-name="ce36">
            <text:p><text:s text:c="2"/>61 437</text:p>
          </table:table-cell>
          <table:table-cell office:value-type="float" office:value="6349" table:style-name="ce36">
            <text:p><text:s text:c="2"/>6 349</text:p>
          </table:table-cell>
          <table:table-cell office:value-type="float" office:value="1112" table:style-name="ce36">
            <text:p><text:s text:c="2"/>1 112</text:p>
          </table:table-cell>
          <table:table-cell office:value-type="float" office:value="268" table:style-name="ce36">
            <text:p><text:s text:c="3"/>268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758" table:style-name="ce36">
            <text:p><text:s text:c="3"/>758</text:p>
          </table:table-cell>
          <table:table-cell office:value-type="float" office:value="2289" table:style-name="ce36">
            <text:p><text:s text:c="2"/>2 289</text:p>
          </table:table-cell>
          <table:table-cell office:value-type="float" office:value="3320" table:style-name="ce36">
            <text:p><text:s text:c="2"/>3 320</text:p>
          </table:table-cell>
          <table:table-cell office:value-type="float" office:value="50656" table:style-name="ce36">
            <text:p><text:s text:c="2"/>50 65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45660" table:style-name="ce36">
            <text:p><text:s text:c="2"/>45 660</text:p>
          </table:table-cell>
          <table:table-cell office:value-type="float" office:value="5817" table:style-name="ce36">
            <text:p><text:s text:c="2"/>5 817</text:p>
          </table:table-cell>
          <table:table-cell office:value-type="float" office:value="739" table:style-name="ce36">
            <text:p><text:s text:c="3"/>739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12" table:style-name="ce36">
            <text:p><text:s text:c="2"/>1 912</text:p>
          </table:table-cell>
          <table:table-cell office:value-type="float" office:value="1324" table:style-name="ce36">
            <text:p><text:s text:c="2"/>1 324</text:p>
          </table:table-cell>
          <table:table-cell office:value-type="float" office:value="3261" table:style-name="ce36">
            <text:p><text:s text:c="2"/>3 261</text:p>
          </table:table-cell>
          <table:table-cell office:value-type="float" office:value="35843" table:style-name="ce36">
            <text:p><text:s text:c="2"/>35 84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71866" table:style-name="ce36">
            <text:p><text:s text:c="2"/>71 866</text:p>
          </table:table-cell>
          <table:table-cell office:value-type="float" office:value="4402" table:style-name="ce36">
            <text:p><text:s text:c="2"/>4 402</text:p>
          </table:table-cell>
          <table:table-cell office:value-type="float" office:value="954" table:style-name="ce36">
            <text:p><text:s text:c="3"/>954</text:p>
          </table:table-cell>
          <table:table-cell office:value-type="float" office:value="869" table:style-name="ce36">
            <text:p><text:s text:c="3"/>869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2528" table:style-name="ce36">
            <text:p><text:s text:c="2"/>2 528</text:p>
          </table:table-cell>
          <table:table-cell office:value-type="float" office:value="3425" table:style-name="ce36">
            <text:p><text:s text:c="2"/>3 425</text:p>
          </table:table-cell>
          <table:table-cell office:value-type="float" office:value="63085" table:style-name="ce36">
            <text:p><text:s text:c="2"/>63 08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60650" table:style-name="ce37">
            <text:p><text:s text:c="2"/>60 650</text:p>
          </table:table-cell>
          <table:table-cell office:value-type="float" office:value="4814" table:style-name="ce37">
            <text:p><text:s text:c="2"/>4 814</text:p>
          </table:table-cell>
          <table:table-cell office:value-type="float" office:value="889" table:style-name="ce37">
            <text:p><text:s text:c="3"/>889</text:p>
          </table:table-cell>
          <table:table-cell office:value-type="float" office:value="1597" table:style-name="ce37">
            <text:p><text:s text:c="2"/>1 597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152" table:style-name="ce37">
            <text:p><text:s text:c="3"/>152</text:p>
          </table:table-cell>
          <table:table-cell office:value-type="float" office:value="1819" table:style-name="ce37">
            <text:p><text:s text:c="2"/>1 819</text:p>
          </table:table-cell>
          <table:table-cell office:value-type="float" office:value="3614" table:style-name="ce37">
            <text:p><text:s text:c="2"/>3 614</text:p>
          </table:table-cell>
          <table:table-cell office:value-type="float" office:value="51333" table:style-name="ce37">
            <text:p><text:s text:c="2"/>51 33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43551" table:style-name="ce38">
            <text:p><text:s text:c="2"/>43 551</text:p>
          </table:table-cell>
          <table:table-cell office:value-type="float" office:value="4005" table:style-name="ce38">
            <text:p><text:s text:c="2"/>4 0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7" table:style-name="ce38">
            <text:p><text:s text:c="3"/>38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80" table:style-name="ce38">
            <text:p><text:s text:c="2"/>1 480</text:p>
          </table:table-cell>
          <table:table-cell office:value-type="float" office:value="1358" table:style-name="ce38">
            <text:p><text:s text:c="2"/>1 358</text:p>
          </table:table-cell>
          <table:table-cell office:value-type="float" office:value="3225" table:style-name="ce38">
            <text:p><text:s text:c="2"/>3 225</text:p>
          </table:table-cell>
          <table:table-cell office:value-type="float" office:value="36321" table:style-name="ce38">
            <text:p><text:s text:c="2"/>36 32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33609" table:style-name="ce38">
            <text:p><text:s text:c="2"/>33 609</text:p>
          </table:table-cell>
          <table:table-cell office:value-type="float" office:value="2755" table:style-name="ce38">
            <text:p><text:s text:c="2"/>2 755</text:p>
          </table:table-cell>
          <table:table-cell office:value-type="float" office:value="525" table:style-name="ce38">
            <text:p><text:s text:c="3"/>525</text:p>
          </table:table-cell>
          <table:table-cell office:value-type="float" office:value="499" table:style-name="ce38">
            <text:p><text:s text:c="3"/>499</text:p>
          </table:table-cell>
          <table:table-cell office:value-type="float" office:value="336" table:style-name="ce38">
            <text:p><text:s text:c="3"/>336</text:p>
          </table:table-cell>
          <table:table-cell office:value-type="float" office:value="346" table:style-name="ce38">
            <text:p><text:s text:c="3"/>346</text:p>
          </table:table-cell>
          <table:table-cell office:value-type="float" office:value="961" table:style-name="ce38">
            <text:p><text:s text:c="3"/>961</text:p>
          </table:table-cell>
          <table:table-cell office:value-type="float" office:value="2142" table:style-name="ce38">
            <text:p><text:s text:c="2"/>2 142</text:p>
          </table:table-cell>
          <table:table-cell office:value-type="float" office:value="28187" table:style-name="ce38">
            <text:p><text:s text:c="2"/>28 187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5517" table:style-name="ce37">
            <text:p><text:s text:c="2"/>25 517</text:p>
          </table:table-cell>
          <table:table-cell office:value-type="float" office:value="4085" table:style-name="ce37">
            <text:p><text:s text:c="2"/>4 085</text:p>
          </table:table-cell>
          <table:table-cell office:value-type="float" office:value="359" table:style-name="ce37">
            <text:p><text:s text:c="3"/>359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314" table:style-name="ce37">
            <text:p><text:s text:c="3"/>314</text:p>
          </table:table-cell>
          <table:table-cell office:value-type="float" office:value="1650" table:style-name="ce37">
            <text:p><text:s text:c="2"/>1 650</text:p>
          </table:table-cell>
          <table:table-cell office:value-type="float" office:value="622" table:style-name="ce37">
            <text:p><text:s text:c="3"/>622</text:p>
          </table:table-cell>
          <table:table-cell office:value-type="float" office:value="2760" table:style-name="ce37">
            <text:p><text:s text:c="2"/>2 760</text:p>
          </table:table-cell>
          <table:table-cell office:value-type="float" office:value="18313" table:style-name="ce37">
            <text:p><text:s text:c="2"/>18 31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00407" table:style-name="ce38">
            <text:p><text:s text:c="2"/>100 407</text:p>
          </table:table-cell>
          <table:table-cell office:value-type="float" office:value="30721" table:style-name="ce38">
            <text:p><text:s text:c="2"/>30 721</text:p>
          </table:table-cell>
          <table:table-cell office:value-type="float" office:value="818" table:style-name="ce38">
            <text:p><text:s text:c="3"/>818</text:p>
          </table:table-cell>
          <table:table-cell office:value-type="float" office:value="298" table:style-name="ce38">
            <text:p><text:s text:c="3"/>298</text:p>
          </table:table-cell>
          <table:table-cell office:value-type="float" office:value="3499" table:style-name="ce38">
            <text:p><text:s text:c="2"/>3 499</text:p>
          </table:table-cell>
          <table:table-cell office:value-type="float" office:value="15098" table:style-name="ce38">
            <text:p><text:s text:c="2"/>15 098</text:p>
          </table:table-cell>
          <table:table-cell office:value-type="float" office:value="1569" table:style-name="ce38">
            <text:p><text:s text:c="2"/>1 569</text:p>
          </table:table-cell>
          <table:table-cell office:value-type="float" office:value="20464" table:style-name="ce38">
            <text:p><text:s text:c="2"/>20 464</text:p>
          </table:table-cell>
          <table:table-cell office:value-type="float" office:value="48404" table:style-name="ce38">
            <text:p><text:s text:c="2"/>48 40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34876" table:style-name="ce36">
            <text:p><text:s text:c="2"/>134 876</text:p>
          </table:table-cell>
          <table:table-cell office:value-type="float" office:value="33403" table:style-name="ce36">
            <text:p><text:s text:c="2"/>33 403</text:p>
          </table:table-cell>
          <table:table-cell office:value-type="float" office:value="1351" table:style-name="ce36">
            <text:p><text:s text:c="2"/>1 351</text:p>
          </table:table-cell>
          <table:table-cell office:value-type="float" office:value="772" table:style-name="ce36">
            <text:p><text:s text:c="3"/>7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67" table:style-name="ce36">
            <text:p><text:s text:c="2"/>16 867</text:p>
          </table:table-cell>
          <table:table-cell office:value-type="float" office:value="429" table:style-name="ce36">
            <text:p><text:s text:c="3"/>429</text:p>
          </table:table-cell>
          <table:table-cell office:value-type="float" office:value="18068" table:style-name="ce36">
            <text:p><text:s text:c="2"/>18 068</text:p>
          </table:table-cell>
          <table:table-cell office:value-type="float" office:value="82054" table:style-name="ce36">
            <text:p><text:s text:c="2"/>82 05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42268" table:style-name="ce36">
            <text:p><text:s text:c="2"/>42 268</text:p>
          </table:table-cell>
          <table:table-cell office:value-type="float" office:value="4876" table:style-name="ce36">
            <text:p><text:s text:c="2"/>4 876</text:p>
          </table:table-cell>
          <table:table-cell office:value-type="float" office:value="554" table:style-name="ce36">
            <text:p><text:s text:c="3"/>554</text:p>
          </table:table-cell>
          <table:table-cell office:value-type="float" office:value="799" table:style-name="ce36">
            <text:p><text:s text:c="3"/>799</text:p>
          </table:table-cell>
          <table:table-cell office:value-type="float" office:value="885" table:style-name="ce36">
            <text:p><text:s text:c="3"/>885</text:p>
          </table:table-cell>
          <table:table-cell office:value-type="float" office:value="1627" table:style-name="ce36">
            <text:p><text:s text:c="2"/>1 627</text:p>
          </table:table-cell>
          <table:table-cell office:value-type="float" office:value="1159" table:style-name="ce36">
            <text:p><text:s text:c="2"/>1 159</text:p>
          </table:table-cell>
          <table:table-cell office:value-type="float" office:value="4470" table:style-name="ce36">
            <text:p><text:s text:c="2"/>4 470</text:p>
          </table:table-cell>
          <table:table-cell office:value-type="float" office:value="32368" table:style-name="ce36">
            <text:p><text:s text:c="2"/>32 36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102687" table:style-name="ce36">
            <text:p><text:s text:c="2"/>102 687</text:p>
          </table:table-cell>
          <table:table-cell office:value-type="float" office:value="11449" table:style-name="ce36">
            <text:p><text:s text:c="2"/>11 449</text:p>
          </table:table-cell>
          <table:table-cell office:value-type="float" office:value="1444" table:style-name="ce36">
            <text:p><text:s text:c="2"/>1 444</text:p>
          </table:table-cell>
          <table:table-cell office:value-type="float" office:value="940" table:style-name="ce36">
            <text:p><text:s text:c="3"/>940</text:p>
          </table:table-cell>
          <table:table-cell office:value-type="float" office:value="1647" table:style-name="ce36">
            <text:p><text:s text:c="2"/>1 647</text:p>
          </table:table-cell>
          <table:table-cell office:value-type="float" office:value="3065" table:style-name="ce36">
            <text:p><text:s text:c="2"/>3 065</text:p>
          </table:table-cell>
          <table:table-cell office:value-type="float" office:value="2583" table:style-name="ce36">
            <text:p><text:s text:c="2"/>2 583</text:p>
          </table:table-cell>
          <table:table-cell office:value-type="float" office:value="8235" table:style-name="ce36">
            <text:p><text:s text:c="2"/>8 235</text:p>
          </table:table-cell>
          <table:table-cell office:value-type="float" office:value="81559" table:style-name="ce36">
            <text:p><text:s text:c="2"/>81 559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4216" table:style-name="ce36">
            <text:p><text:s text:c="2"/>24 216</text:p>
          </table:table-cell>
          <table:table-cell office:value-type="float" office:value="2310" table:style-name="ce36">
            <text:p><text:s text:c="2"/>2 310</text:p>
          </table:table-cell>
          <table:table-cell office:value-type="float" office:value="552" table:style-name="ce36">
            <text:p><text:s text:c="3"/>552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7" table:style-name="ce36">
            <text:p><text:s text:c="2"/>1 327</text:p>
          </table:table-cell>
          <table:table-cell office:value-type="float" office:value="577" table:style-name="ce36">
            <text:p><text:s text:c="3"/>577</text:p>
          </table:table-cell>
          <table:table-cell office:value-type="float" office:value="1924" table:style-name="ce36">
            <text:p><text:s text:c="2"/>1 924</text:p>
          </table:table-cell>
          <table:table-cell office:value-type="float" office:value="19430" table:style-name="ce36">
            <text:p><text:s text:c="2"/>19 43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35910" table:style-name="ce36">
            <text:p><text:s text:c="2"/>35 910</text:p>
          </table:table-cell>
          <table:table-cell office:value-type="float" office:value="4606" table:style-name="ce36">
            <text:p><text:s text:c="2"/>4 606</text:p>
          </table:table-cell>
          <table:table-cell office:value-type="float" office:value="408" table:style-name="ce36">
            <text:p><text:s text:c="3"/>408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53" table:style-name="ce36">
            <text:p><text:s text:c="2"/>2 853</text:p>
          </table:table-cell>
          <table:table-cell office:value-type="float" office:value="894" table:style-name="ce36">
            <text:p><text:s text:c="3"/>894</text:p>
          </table:table-cell>
          <table:table-cell office:value-type="float" office:value="3770" table:style-name="ce36">
            <text:p><text:s text:c="2"/>3 770</text:p>
          </table:table-cell>
          <table:table-cell office:value-type="float" office:value="27126" table:style-name="ce36">
            <text:p><text:s text:c="2"/>27 12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73259" table:style-name="ce38">
            <text:p><text:s text:c="2"/>73 259</text:p>
          </table:table-cell>
          <table:table-cell office:value-type="float" office:value="14011" table:style-name="ce38">
            <text:p><text:s text:c="2"/>14 011</text:p>
          </table:table-cell>
          <table:table-cell office:value-type="float" office:value="1141" table:style-name="ce38">
            <text:p><text:s text:c="2"/>1 141</text:p>
          </table:table-cell>
          <table:table-cell office:value-type="float" office:value="559" table:style-name="ce38">
            <text:p><text:s text:c="3"/>559</text:p>
          </table:table-cell>
          <table:table-cell office:value-type="float" office:value="408" table:style-name="ce38">
            <text:p><text:s text:c="3"/>408</text:p>
          </table:table-cell>
          <table:table-cell office:value-type="float" office:value="4205" table:style-name="ce38">
            <text:p><text:s text:c="2"/>4 205</text:p>
          </table:table-cell>
          <table:table-cell office:value-type="float" office:value="1598" table:style-name="ce38">
            <text:p><text:s text:c="2"/>1 598</text:p>
          </table:table-cell>
          <table:table-cell office:value-type="float" office:value="6770" table:style-name="ce38">
            <text:p><text:s text:c="2"/>6 770</text:p>
          </table:table-cell>
          <table:table-cell office:value-type="float" office:value="51337" table:style-name="ce38">
            <text:p><text:s text:c="2"/>51 33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3408" table:style-name="ce37">
            <text:p><text:s text:c="2"/>13 408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390" table:style-name="ce37">
            <text:p><text:s text:c="3"/>39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" table:style-name="ce37">
            <text:p><text:s text:c="3"/>145</text:p>
          </table:table-cell>
          <table:table-cell office:value-type="float" office:value="164" table:style-name="ce37">
            <text:p><text:s text:c="3"/>164</text:p>
          </table:table-cell>
          <table:table-cell office:value-type="float" office:value="12831" table:style-name="ce37">
            <text:p><text:s text:c="2"/>12 83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18140" table:style-name="ce37">
            <text:p><text:s text:c="2"/>118 140</text:p>
          </table:table-cell>
          <table:table-cell office:value-type="float" office:value="7852" table:style-name="ce37">
            <text:p><text:s text:c="2"/>7 852</text:p>
          </table:table-cell>
          <table:table-cell office:value-type="float" office:value="2820" table:style-name="ce37">
            <text:p><text:s text:c="2"/>2 820</text:p>
          </table:table-cell>
          <table:table-cell office:value-type="float" office:value="1088" table:style-name="ce37">
            <text:p><text:s text:c="2"/>1 088</text:p>
          </table:table-cell>
          <table:table-cell office:value-type="float" office:value="289" table:style-name="ce37">
            <text:p><text:s text:c="3"/>289</text:p>
          </table:table-cell>
          <table:table-cell office:value-type="float" office:value="1726" table:style-name="ce37">
            <text:p><text:s text:c="2"/>1 726</text:p>
          </table:table-cell>
          <table:table-cell office:value-type="float" office:value="2986" table:style-name="ce37">
            <text:p><text:s text:c="2"/>2 986</text:p>
          </table:table-cell>
          <table:table-cell office:value-type="float" office:value="6089" table:style-name="ce37">
            <text:p><text:s text:c="2"/>6 089</text:p>
          </table:table-cell>
          <table:table-cell office:value-type="float" office:value="101379" table:style-name="ce37">
            <text:p><text:s text:c="2"/>101 37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64874" table:style-name="ce37">
            <text:p><text:s text:c="2"/>64 874</text:p>
          </table:table-cell>
          <table:table-cell office:value-type="float" office:value="7427" table:style-name="ce37">
            <text:p><text:s text:c="2"/>7 427</text:p>
          </table:table-cell>
          <table:table-cell office:value-type="float" office:value="905" table:style-name="ce37">
            <text:p><text:s text:c="3"/>905</text:p>
          </table:table-cell>
          <table:table-cell office:value-type="float" office:value="261" table:style-name="ce37">
            <text:p><text:s text:c="3"/>261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993" table:style-name="ce37">
            <text:p><text:s text:c="3"/>993</text:p>
          </table:table-cell>
          <table:table-cell office:value-type="float" office:value="1519" table:style-name="ce37">
            <text:p><text:s text:c="2"/>1 519</text:p>
          </table:table-cell>
          <table:table-cell office:value-type="float" office:value="2902" table:style-name="ce37">
            <text:p><text:s text:c="2"/>2 902</text:p>
          </table:table-cell>
          <table:table-cell office:value-type="float" office:value="53640" table:style-name="ce37">
            <text:p><text:s text:c="2"/>53 64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8334" table:style-name="ce37">
            <text:p><text:s text:c="2"/>8 334</text:p>
          </table:table-cell>
          <table:table-cell office:value-type="float" office:value="1660" table:style-name="ce37">
            <text:p><text:s text:c="2"/>1 660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297" table:style-name="ce37">
            <text:p><text:s text:c="3"/>297</text:p>
          </table:table-cell>
          <table:table-cell office:value-type="float" office:value="6236" table:style-name="ce37">
            <text:p><text:s text:c="2"/>6 23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44995" table:style-name="ce36">
            <text:p><text:s text:c="2"/>144 995</text:p>
          </table:table-cell>
          <table:table-cell office:value-type="float" office:value="19840" table:style-name="ce36">
            <text:p><text:s text:c="2"/>19 840</text:p>
          </table:table-cell>
          <table:table-cell office:value-type="float" office:value="1868" table:style-name="ce36">
            <text:p><text:s text:c="2"/>1 868</text:p>
          </table:table-cell>
          <table:table-cell office:value-type="float" office:value="1598" table:style-name="ce36">
            <text:p><text:s text:c="2"/>1 598</text:p>
          </table:table-cell>
          <table:table-cell office:value-type="float" office:value="2073" table:style-name="ce36">
            <text:p><text:s text:c="2"/>2 073</text:p>
          </table:table-cell>
          <table:table-cell office:value-type="float" office:value="5188" table:style-name="ce36">
            <text:p><text:s text:c="2"/>5 188</text:p>
          </table:table-cell>
          <table:table-cell office:value-type="float" office:value="3651" table:style-name="ce36">
            <text:p><text:s text:c="2"/>3 651</text:p>
          </table:table-cell>
          <table:table-cell office:value-type="float" office:value="12510" table:style-name="ce36">
            <text:p><text:s text:c="2"/>12 510</text:p>
          </table:table-cell>
          <table:table-cell office:value-type="float" office:value="110777" table:style-name="ce36">
            <text:p><text:s text:c="2"/>110 77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23575" table:style-name="ce36">
            <text:p><text:s text:c="2"/>23 575</text:p>
          </table:table-cell>
          <table:table-cell office:value-type="float" office:value="1752" table:style-name="ce36">
            <text:p><text:s text:c="2"/>1 752</text:p>
          </table:table-cell>
          <table:table-cell office:value-type="float" office:value="332" table:style-name="ce36">
            <text:p><text:s text:c="3"/>332</text:p>
          </table:table-cell>
          <table:table-cell office:value-type="float" office:value="242" table:style-name="ce36">
            <text:p><text:s text:c="3"/>242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1100" table:style-name="ce36">
            <text:p><text:s text:c="2"/>1 100</text:p>
          </table:table-cell>
          <table:table-cell office:value-type="float" office:value="1490" table:style-name="ce36">
            <text:p><text:s text:c="2"/>1 490</text:p>
          </table:table-cell>
          <table:table-cell office:value-type="float" office:value="20001" table:style-name="ce36">
            <text:p><text:s text:c="2"/>20 00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64738" table:style-name="ce36">
            <text:p><text:s text:c="2"/>64 738</text:p>
          </table:table-cell>
          <table:table-cell office:value-type="float" office:value="14278" table:style-name="ce36">
            <text:p><text:s text:c="2"/>14 278</text:p>
          </table:table-cell>
          <table:table-cell office:value-type="float" office:value="861" table:style-name="ce36">
            <text:p><text:s text:c="3"/>861</text:p>
          </table:table-cell>
          <table:table-cell office:value-type="float" office:value="651" table:style-name="ce36">
            <text:p><text:s text:c="3"/>651</text:p>
          </table:table-cell>
          <table:table-cell office:value-type="float" office:value="2041" table:style-name="ce36">
            <text:p><text:s text:c="2"/>2 041</text:p>
          </table:table-cell>
          <table:table-cell office:value-type="float" office:value="3267" table:style-name="ce36">
            <text:p><text:s text:c="2"/>3 267</text:p>
          </table:table-cell>
          <table:table-cell office:value-type="float" office:value="1849" table:style-name="ce36">
            <text:p><text:s text:c="2"/>1 849</text:p>
          </table:table-cell>
          <table:table-cell office:value-type="float" office:value="7808" table:style-name="ce36">
            <text:p><text:s text:c="2"/>7 808</text:p>
          </table:table-cell>
          <table:table-cell office:value-type="float" office:value="41791" table:style-name="ce36">
            <text:p><text:s text:c="2"/>41 79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10750" table:style-name="ce36">
            <text:p><text:s text:c="2"/>110 750</text:p>
          </table:table-cell>
          <table:table-cell office:value-type="float" office:value="21224" table:style-name="ce36">
            <text:p><text:s text:c="2"/>21 224</text:p>
          </table:table-cell>
          <table:table-cell office:value-type="float" office:value="1639" table:style-name="ce36">
            <text:p><text:s text:c="2"/>1 639</text:p>
          </table:table-cell>
          <table:table-cell office:value-type="float" office:value="1623" table:style-name="ce36">
            <text:p><text:s text:c="2"/>1 623</text:p>
          </table:table-cell>
          <table:table-cell office:value-type="float" office:value="4866" table:style-name="ce36">
            <text:p><text:s text:c="2"/>4 866</text:p>
          </table:table-cell>
          <table:table-cell office:value-type="float" office:value="7552" table:style-name="ce36">
            <text:p><text:s text:c="2"/>7 552</text:p>
          </table:table-cell>
          <table:table-cell office:value-type="float" office:value="2369" table:style-name="ce36">
            <text:p><text:s text:c="2"/>2 369</text:p>
          </table:table-cell>
          <table:table-cell office:value-type="float" office:value="16410" table:style-name="ce36">
            <text:p><text:s text:c="2"/>16 410</text:p>
          </table:table-cell>
          <table:table-cell office:value-type="float" office:value="71477" table:style-name="ce36">
            <text:p><text:s text:c="2"/>71 47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34275" table:style-name="ce36">
            <text:p><text:s text:c="2"/>34 275</text:p>
          </table:table-cell>
          <table:table-cell office:value-type="float" office:value="8083" table:style-name="ce36">
            <text:p><text:s text:c="2"/>8 083</text:p>
          </table:table-cell>
          <table:table-cell office:value-type="float" office:value="450" table:style-name="ce36">
            <text:p><text:s text:c="3"/>450</text:p>
          </table:table-cell>
          <table:table-cell office:value-type="float" office:value="822" table:style-name="ce36">
            <text:p><text:s text:c="3"/>822</text:p>
          </table:table-cell>
          <table:table-cell office:value-type="float" office:value="503" table:style-name="ce36">
            <text:p><text:s text:c="3"/>503</text:p>
          </table:table-cell>
          <table:table-cell office:value-type="float" office:value="973" table:style-name="ce36">
            <text:p><text:s text:c="3"/>973</text:p>
          </table:table-cell>
          <table:table-cell office:value-type="float" office:value="1135" table:style-name="ce36">
            <text:p><text:s text:c="2"/>1 135</text:p>
          </table:table-cell>
          <table:table-cell office:value-type="float" office:value="3433" table:style-name="ce36">
            <text:p><text:s text:c="2"/>3 433</text:p>
          </table:table-cell>
          <table:table-cell office:value-type="float" office:value="22309" table:style-name="ce36">
            <text:p><text:s text:c="2"/>22 30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98362" table:style-name="ce37">
            <text:p><text:s text:c="2"/>98 362</text:p>
          </table:table-cell>
          <table:table-cell office:value-type="float" office:value="11622" table:style-name="ce37">
            <text:p><text:s text:c="2"/>11 622</text:p>
          </table:table-cell>
          <table:table-cell office:value-type="float" office:value="1168" table:style-name="ce37">
            <text:p><text:s text:c="2"/>1 168</text:p>
          </table:table-cell>
          <table:table-cell office:value-type="float" office:value="2517" table:style-name="ce37">
            <text:p><text:s text:c="2"/>2 517</text:p>
          </table:table-cell>
          <table:table-cell office:value-type="float" office:value="1479" table:style-name="ce37">
            <text:p><text:s text:c="2"/>1 479</text:p>
          </table:table-cell>
          <table:table-cell office:value-type="float" office:value="2850" table:style-name="ce37">
            <text:p><text:s text:c="2"/>2 850</text:p>
          </table:table-cell>
          <table:table-cell office:value-type="float" office:value="2881" table:style-name="ce37">
            <text:p><text:s text:c="2"/>2 881</text:p>
          </table:table-cell>
          <table:table-cell office:value-type="float" office:value="9727" table:style-name="ce37">
            <text:p><text:s text:c="2"/>9 727</text:p>
          </table:table-cell>
          <table:table-cell office:value-type="float" office:value="75845" table:style-name="ce37">
            <text:p><text:s text:c="2"/>75 84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45084" table:style-name="ce38">
            <text:p><text:s text:c="2"/>45 084</text:p>
          </table:table-cell>
          <table:table-cell office:value-type="float" office:value="14250" table:style-name="ce38">
            <text:p><text:s text:c="2"/>14 250</text:p>
          </table:table-cell>
          <table:table-cell office:value-type="float" office:value="552" table:style-name="ce38">
            <text:p><text:s text:c="3"/>552</text:p>
          </table:table-cell>
          <table:table-cell office:value-type="float" office:value="477" table:style-name="ce38">
            <text:p><text:s text:c="3"/>477</text:p>
          </table:table-cell>
          <table:table-cell office:value-type="float" office:value="1778" table:style-name="ce38">
            <text:p><text:s text:c="2"/>1 778</text:p>
          </table:table-cell>
          <table:table-cell office:value-type="float" office:value="5861" table:style-name="ce38">
            <text:p><text:s text:c="2"/>5 861</text:p>
          </table:table-cell>
          <table:table-cell office:value-type="float" office:value="769" table:style-name="ce38">
            <text:p><text:s text:c="3"/>769</text:p>
          </table:table-cell>
          <table:table-cell office:value-type="float" office:value="8885" table:style-name="ce38">
            <text:p><text:s text:c="2"/>8 885</text:p>
          </table:table-cell>
          <table:table-cell office:value-type="float" office:value="21397" table:style-name="ce38">
            <text:p><text:s text:c="2"/>21 39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40842" table:style-name="ce38">
            <text:p><text:s text:c="2"/>40 842</text:p>
          </table:table-cell>
          <table:table-cell office:value-type="float" office:value="7071" table:style-name="ce38">
            <text:p><text:s text:c="2"/>7 071</text:p>
          </table:table-cell>
          <table:table-cell office:value-type="float" office:value="460" table:style-name="ce38">
            <text:p><text:s text:c="3"/>460</text:p>
          </table:table-cell>
          <table:table-cell office:value-type="float" office:value="164" table:style-name="ce38">
            <text:p><text:s text:c="3"/>164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1335" table:style-name="ce38">
            <text:p><text:s text:c="2"/>1 335</text:p>
          </table:table-cell>
          <table:table-cell office:value-type="float" office:value="837" table:style-name="ce38">
            <text:p><text:s text:c="3"/>837</text:p>
          </table:table-cell>
          <table:table-cell office:value-type="float" office:value="2401" table:style-name="ce38">
            <text:p><text:s text:c="2"/>2 401</text:p>
          </table:table-cell>
          <table:table-cell office:value-type="float" office:value="30910" table:style-name="ce38">
            <text:p><text:s text:c="2"/>30 91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33259" table:style-name="ce37">
            <text:p><text:s text:c="2"/>33 259</text:p>
          </table:table-cell>
          <table:table-cell office:value-type="float" office:value="4228" table:style-name="ce37">
            <text:p><text:s text:c="2"/>4 228</text:p>
          </table:table-cell>
          <table:table-cell office:value-type="float" office:value="402" table:style-name="ce37">
            <text:p><text:s text:c="3"/>402</text:p>
          </table:table-cell>
          <table:table-cell office:value-type="float" office:value="294" table:style-name="ce37">
            <text:p><text:s text:c="3"/>294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797" table:style-name="ce37">
            <text:p><text:s text:c="3"/>797</text:p>
          </table:table-cell>
          <table:table-cell office:value-type="float" office:value="1166" table:style-name="ce37">
            <text:p><text:s text:c="2"/>1 166</text:p>
          </table:table-cell>
          <table:table-cell office:value-type="float" office:value="27463" table:style-name="ce37">
            <text:p><text:s text:c="2"/>27 46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75094" table:style-name="ce38">
            <text:p><text:s text:c="2"/>175 094</text:p>
          </table:table-cell>
          <table:table-cell office:value-type="float" office:value="23734" table:style-name="ce38">
            <text:p><text:s text:c="2"/>23 734</text:p>
          </table:table-cell>
          <table:table-cell office:value-type="float" office:value="2314" table:style-name="ce38">
            <text:p><text:s text:c="2"/>2 314</text:p>
          </table:table-cell>
          <table:table-cell office:value-type="float" office:value="4023" table:style-name="ce38">
            <text:p><text:s text:c="2"/>4 023</text:p>
          </table:table-cell>
          <table:table-cell office:value-type="float" office:value="1031" table:style-name="ce38">
            <text:p><text:s text:c="2"/>1 031</text:p>
          </table:table-cell>
          <table:table-cell office:value-type="float" office:value="2407" table:style-name="ce38">
            <text:p><text:s text:c="2"/>2 407</text:p>
          </table:table-cell>
          <table:table-cell office:value-type="float" office:value="5368" table:style-name="ce38">
            <text:p><text:s text:c="2"/>5 368</text:p>
          </table:table-cell>
          <table:table-cell office:value-type="float" office:value="12829" table:style-name="ce38">
            <text:p><text:s text:c="2"/>12 829</text:p>
          </table:table-cell>
          <table:table-cell office:value-type="float" office:value="136217" table:style-name="ce38">
            <text:p><text:s text:c="2"/>136 21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17234" table:style-name="ce36">
            <text:p><text:s text:c="2"/>217 234</text:p>
          </table:table-cell>
          <table:table-cell office:value-type="float" office:value="40368" table:style-name="ce36">
            <text:p><text:s text:c="2"/>40 368</text:p>
          </table:table-cell>
          <table:table-cell office:value-type="float" office:value="3021" table:style-name="ce36">
            <text:p><text:s text:c="2"/>3 021</text:p>
          </table:table-cell>
          <table:table-cell office:value-type="float" office:value="3071" table:style-name="ce36">
            <text:p><text:s text:c="2"/>3 071</text:p>
          </table:table-cell>
          <table:table-cell office:value-type="float" office:value="9074" table:style-name="ce36">
            <text:p><text:s text:c="2"/>9 074</text:p>
          </table:table-cell>
          <table:table-cell office:value-type="float" office:value="16153" table:style-name="ce36">
            <text:p><text:s text:c="2"/>16 153</text:p>
          </table:table-cell>
          <table:table-cell office:value-type="float" office:value="5086" table:style-name="ce36">
            <text:p><text:s text:c="2"/>5 086</text:p>
          </table:table-cell>
          <table:table-cell office:value-type="float" office:value="33384" table:style-name="ce36">
            <text:p><text:s text:c="2"/>33 384</text:p>
          </table:table-cell>
          <table:table-cell office:value-type="float" office:value="140461" table:style-name="ce36">
            <text:p><text:s text:c="2"/>140 46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72277" table:style-name="ce36">
            <text:p><text:s text:c="2"/>72 277</text:p>
          </table:table-cell>
          <table:table-cell office:value-type="float" office:value="13772" table:style-name="ce36">
            <text:p><text:s text:c="2"/>13 772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240" table:style-name="ce36">
            <text:p><text:s text:c="3"/>240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881" table:style-name="ce36">
            <text:p><text:s text:c="3"/>881</text:p>
          </table:table-cell>
          <table:table-cell office:value-type="float" office:value="1726" table:style-name="ce36">
            <text:p><text:s text:c="2"/>1 726</text:p>
          </table:table-cell>
          <table:table-cell office:value-type="float" office:value="3018" table:style-name="ce36">
            <text:p><text:s text:c="2"/>3 018</text:p>
          </table:table-cell>
          <table:table-cell office:value-type="float" office:value="55330" table:style-name="ce36">
            <text:p><text:s text:c="2"/>55 33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33742" table:style-name="ce36">
            <text:p><text:s text:c="2"/>133 742</text:p>
          </table:table-cell>
          <table:table-cell office:value-type="float" office:value="19536" table:style-name="ce36">
            <text:p><text:s text:c="2"/>19 536</text:p>
          </table:table-cell>
          <table:table-cell office:value-type="float" office:value="981" table:style-name="ce36">
            <text:p><text:s text:c="3"/>981</text:p>
          </table:table-cell>
          <table:table-cell office:value-type="float" office:value="2784" table:style-name="ce36">
            <text:p><text:s text:c="2"/>2 784</text:p>
          </table:table-cell>
          <table:table-cell office:value-type="float" office:value="1294" table:style-name="ce36">
            <text:p><text:s text:c="2"/>1 294</text:p>
          </table:table-cell>
          <table:table-cell office:value-type="float" office:value="1010" table:style-name="ce36">
            <text:p><text:s text:c="2"/>1 010</text:p>
          </table:table-cell>
          <table:table-cell office:value-type="float" office:value="3848" table:style-name="ce36">
            <text:p><text:s text:c="2"/>3 848</text:p>
          </table:table-cell>
          <table:table-cell office:value-type="float" office:value="8936" table:style-name="ce36">
            <text:p><text:s text:c="2"/>8 936</text:p>
          </table:table-cell>
          <table:table-cell office:value-type="float" office:value="104289" table:style-name="ce36">
            <text:p><text:s text:c="2"/>104 28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83569" table:style-name="ce36">
            <text:p><text:s text:c="2"/>83 569</text:p>
          </table:table-cell>
          <table:table-cell office:value-type="float" office:value="9739" table:style-name="ce36">
            <text:p><text:s text:c="2"/>9 739</text:p>
          </table:table-cell>
          <table:table-cell office:value-type="float" office:value="658" table:style-name="ce36">
            <text:p><text:s text:c="3"/>658</text:p>
          </table:table-cell>
          <table:table-cell office:value-type="float" office:value="440" table:style-name="ce36">
            <text:p><text:s text:c="3"/>440</text:p>
          </table:table-cell>
          <table:table-cell office:value-type="float" office:value="2361" table:style-name="ce36">
            <text:p><text:s text:c="2"/>2 361</text:p>
          </table:table-cell>
          <table:table-cell office:value-type="float" office:value="2451" table:style-name="ce36">
            <text:p><text:s text:c="2"/>2 451</text:p>
          </table:table-cell>
          <table:table-cell office:value-type="float" office:value="1312" table:style-name="ce36">
            <text:p><text:s text:c="2"/>1 312</text:p>
          </table:table-cell>
          <table:table-cell office:value-type="float" office:value="6564" table:style-name="ce36">
            <text:p><text:s text:c="2"/>6 564</text:p>
          </table:table-cell>
          <table:table-cell office:value-type="float" office:value="66608" table:style-name="ce36">
            <text:p><text:s text:c="2"/>66 6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82655" table:style-name="ce36">
            <text:p><text:s text:c="2"/>82 655</text:p>
          </table:table-cell>
          <table:table-cell office:value-type="float" office:value="31454" table:style-name="ce36">
            <text:p><text:s text:c="2"/>31 454</text:p>
          </table:table-cell>
          <table:table-cell office:value-type="float" office:value="764" table:style-name="ce36">
            <text:p><text:s text:c="3"/>764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877" table:style-name="ce36">
            <text:p><text:s text:c="3"/>877</text:p>
          </table:table-cell>
          <table:table-cell office:value-type="float" office:value="6196" table:style-name="ce36">
            <text:p><text:s text:c="2"/>6 196</text:p>
          </table:table-cell>
          <table:table-cell office:value-type="float" office:value="1133" table:style-name="ce36">
            <text:p><text:s text:c="2"/>1 133</text:p>
          </table:table-cell>
          <table:table-cell office:value-type="float" office:value="8458" table:style-name="ce36">
            <text:p><text:s text:c="2"/>8 458</text:p>
          </table:table-cell>
          <table:table-cell office:value-type="float" office:value="41979" table:style-name="ce36">
            <text:p><text:s text:c="2"/>41 97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95422" table:style-name="ce37">
            <text:p><text:s text:c="2"/>95 422</text:p>
          </table:table-cell>
          <table:table-cell office:value-type="float" office:value="39047" table:style-name="ce37">
            <text:p><text:s text:c="2"/>39 047</text:p>
          </table:table-cell>
          <table:table-cell office:value-type="float" office:value="799" table:style-name="ce37">
            <text:p><text:s text:c="3"/>799</text:p>
          </table:table-cell>
          <table:table-cell office:value-type="float" office:value="1500" table:style-name="ce37">
            <text:p><text:s text:c="2"/>1 500</text:p>
          </table:table-cell>
          <table:table-cell office:value-type="float" office:value="1421" table:style-name="ce37">
            <text:p><text:s text:c="2"/>1 421</text:p>
          </table:table-cell>
          <table:table-cell office:value-type="float" office:value="9171" table:style-name="ce37">
            <text:p><text:s text:c="2"/>9 171</text:p>
          </table:table-cell>
          <table:table-cell office:value-type="float" office:value="1363" table:style-name="ce37">
            <text:p><text:s text:c="2"/>1 363</text:p>
          </table:table-cell>
          <table:table-cell office:value-type="float" office:value="13455" table:style-name="ce37">
            <text:p><text:s text:c="2"/>13 455</text:p>
          </table:table-cell>
          <table:table-cell office:value-type="float" office:value="42121" table:style-name="ce37">
            <text:p><text:s text:c="2"/>42 12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86353" table:style-name="ce38">
            <text:p><text:s text:c="2"/>86 35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71" table:style-name="ce38">
            <text:p><text:s text:c="2"/>3 871</text:p>
          </table:table-cell>
          <table:table-cell office:value-type="float" office:value="3871" table:style-name="ce38">
            <text:p><text:s text:c="2"/>3 871</text:p>
          </table:table-cell>
          <table:table-cell office:value-type="float" office:value="82482" table:style-name="ce38">
            <text:p><text:s text:c="2"/>82 48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37373" table:style-name="ce38">
            <text:p><text:s text:c="2"/>237 373</text:p>
          </table:table-cell>
          <table:table-cell office:value-type="float" office:value="1609" table:style-name="ce38">
            <text:p><text:s text:c="2"/>1 60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912" table:style-name="ce38">
            <text:p><text:s text:c="2"/>27 912</text:p>
          </table:table-cell>
          <table:table-cell office:value-type="float" office:value="-3492" table:style-name="ce38">
            <text:p><text:s/>(-) <text:s/>3 492</text:p>
          </table:table-cell>
          <table:table-cell office:value-type="float" office:value="24420" table:style-name="ce38">
            <text:p><text:s text:c="2"/>24 420</text:p>
          </table:table-cell>
          <table:table-cell office:value-type="float" office:value="211344" table:style-name="ce38">
            <text:p><text:s text:c="2"/>211 344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67741" table:style-name="ce37">
            <text:p><text:s text:c="2"/>67 741</text:p>
          </table:table-cell>
          <table:table-cell office:value-type="float" office:value="2603" table:style-name="ce37">
            <text:p><text:s text:c="2"/>2 6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6" table:style-name="ce37">
            <text:p><text:s text:c="3"/>186</text:p>
          </table:table-cell>
          <table:table-cell office:value-type="float" office:value="2828" table:style-name="ce37">
            <text:p><text:s text:c="2"/>2 828</text:p>
          </table:table-cell>
          <table:table-cell office:value-type="float" office:value="3014" table:style-name="ce37">
            <text:p><text:s text:c="2"/>3 014</text:p>
          </table:table-cell>
          <table:table-cell office:value-type="float" office:value="62124" table:style-name="ce37">
            <text:p><text:s text:c="2"/>62 12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89094" table:style-name="ce38">
            <text:p><text:s text:c="2"/>389 09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141" table:style-name="ce38">
            <text:p><text:s text:c="2"/>21 141</text:p>
          </table:table-cell>
          <table:table-cell office:value-type="float" office:value="21141" table:style-name="ce38">
            <text:p><text:s text:c="2"/>21 141</text:p>
          </table:table-cell>
          <table:table-cell office:value-type="float" office:value="367953" table:style-name="ce38">
            <text:p><text:s text:c="2"/>367 95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78595" table:style-name="ce36">
            <text:p><text:s text:c="2"/>178 5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05" table:style-name="ce36">
            <text:p><text:s text:c="2"/>9 705</text:p>
          </table:table-cell>
          <table:table-cell office:value-type="float" office:value="9705" table:style-name="ce36">
            <text:p><text:s text:c="2"/>9 705</text:p>
          </table:table-cell>
          <table:table-cell office:value-type="float" office:value="168890" table:style-name="ce36">
            <text:p><text:s text:c="2"/>168 89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8038" table:style-name="ce36">
            <text:p><text:s text:c="2"/>148 0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00" table:style-name="ce36">
            <text:p><text:s text:c="2"/>5 100</text:p>
          </table:table-cell>
          <table:table-cell office:value-type="float" office:value="5100" table:style-name="ce36">
            <text:p><text:s text:c="2"/>5 100</text:p>
          </table:table-cell>
          <table:table-cell office:value-type="float" office:value="142938" table:style-name="ce36">
            <text:p><text:s text:c="2"/>142 93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67482" table:style-name="ce36">
            <text:p><text:s text:c="2"/>67 482</text:p>
          </table:table-cell>
          <table:table-cell office:value-type="float" office:value="-85012" table:style-name="ce36">
            <text:p><text:s/>(-) <text:s/>85 0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7" table:style-name="ce36">
            <text:p><text:s text:c="2"/>1 447</text:p>
          </table:table-cell>
          <table:table-cell office:value-type="float" office:value="1447" table:style-name="ce36">
            <text:p><text:s text:c="2"/>1 447</text:p>
          </table:table-cell>
          <table:table-cell office:value-type="float" office:value="151047" table:style-name="ce36">
            <text:p><text:s text:c="2"/>151 04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45961" table:style-name="ce36">
            <text:p><text:s text:c="2"/>45 961</text:p>
          </table:table-cell>
          <table:table-cell office:value-type="float" office:value="-806720" table:style-name="ce36">
            <text:p><text:s/>(-) <text:s/>806 7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9" table:style-name="ce36">
            <text:p><text:s text:c="3"/>649</text:p>
          </table:table-cell>
          <table:table-cell office:value-type="float" office:value="649" table:style-name="ce36">
            <text:p><text:s text:c="3"/>649</text:p>
          </table:table-cell>
          <table:table-cell office:value-type="float" office:value="852032" table:style-name="ce36">
            <text:p><text:s text:c="2"/>852 03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57296" table:style-name="ce36">
            <text:p><text:s text:c="2"/>157 2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72732" table:style-name="ce36">
            <text:p><text:s/>(-) <text:s/>72 7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3" table:style-name="ce36">
            <text:p><text:s text:c="2"/>2 063</text:p>
          </table:table-cell>
          <table:table-cell office:value-type="float" office:value="5385" table:style-name="ce36">
            <text:p><text:s text:c="2"/>5 385</text:p>
          </table:table-cell>
          <table:table-cell office:value-type="float" office:value="7448" table:style-name="ce36">
            <text:p><text:s text:c="2"/>7 448</text:p>
          </table:table-cell>
          <table:table-cell office:value-type="float" office:value="222580" table:style-name="ce36">
            <text:p><text:s text:c="2"/>222 58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00878" table:style-name="ce38">
            <text:p><text:s text:c="2"/>100 8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63" table:style-name="ce38">
            <text:p><text:s text:c="2"/>8 463</text:p>
          </table:table-cell>
          <table:table-cell office:value-type="float" office:value="502" table:style-name="ce38">
            <text:p><text:s text:c="3"/>502</text:p>
          </table:table-cell>
          <table:table-cell office:value-type="float" office:value="8965" table:style-name="ce38">
            <text:p><text:s text:c="2"/>8 965</text:p>
          </table:table-cell>
          <table:table-cell office:value-type="float" office:value="91913" table:style-name="ce38">
            <text:p><text:s text:c="2"/>91 91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26241" table:style-name="ce37">
            <text:p><text:s text:c="2"/>26 2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2000" table:style-name="ce37">
            <text:p><text:s/>(-) <text:s/>2 0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3787" table:style-name="ce37">
            <text:p><text:s text:c="2"/>3 787</text:p>
          </table:table-cell>
          <table:table-cell office:value-type="float" office:value="3988" table:style-name="ce37">
            <text:p><text:s text:c="2"/>3 988</text:p>
          </table:table-cell>
          <table:table-cell office:value-type="float" office:value="24253" table:style-name="ce37">
            <text:p><text:s text:c="2"/>24 25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48383" table:style-name="ce37">
            <text:p><text:s text:c="2"/>48 3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8" table:style-name="ce37">
            <text:p><text:s text:c="3"/>328</text:p>
          </table:table-cell>
          <table:table-cell office:value-type="float" office:value="1526" table:style-name="ce37">
            <text:p><text:s text:c="2"/>1 526</text:p>
          </table:table-cell>
          <table:table-cell office:value-type="float" office:value="1854" table:style-name="ce37">
            <text:p><text:s text:c="2"/>1 854</text:p>
          </table:table-cell>
          <table:table-cell office:value-type="float" office:value="46529" table:style-name="ce37">
            <text:p><text:s text:c="2"/>46 52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100760" table:style-name="ce37">
            <text:p><text:s text:c="2"/>100 7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75" table:style-name="ce37">
            <text:p><text:s text:c="2"/>5 475</text:p>
          </table:table-cell>
          <table:table-cell office:value-type="float" office:value="5475" table:style-name="ce37">
            <text:p><text:s text:c="2"/>5 475</text:p>
          </table:table-cell>
          <table:table-cell office:value-type="float" office:value="95285" table:style-name="ce37">
            <text:p><text:s text:c="2"/>95 28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2292" table:style-name="ce37">
            <text:p><text:s text:c="2"/>22 2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9" table:style-name="ce37">
            <text:p><text:s text:c="2"/>1 469</text:p>
          </table:table-cell>
          <table:table-cell office:value-type="float" office:value="1469" table:style-name="ce37">
            <text:p><text:s text:c="2"/>1 469</text:p>
          </table:table-cell>
          <table:table-cell office:value-type="float" office:value="20823" table:style-name="ce37">
            <text:p><text:s text:c="2"/>20 82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48676" table:style-name="ce36">
            <text:p><text:s text:c="2"/>48 6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91" table:style-name="ce36">
            <text:p><text:s text:c="2"/>3 591</text:p>
          </table:table-cell>
          <table:table-cell office:value-type="float" office:value="3591" table:style-name="ce36">
            <text:p><text:s text:c="2"/>3 591</text:p>
          </table:table-cell>
          <table:table-cell office:value-type="float" office:value="45085" table:style-name="ce36">
            <text:p><text:s text:c="2"/>45 08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260544" table:style-name="ce36">
            <text:p><text:s text:c="2"/>260 5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45" table:style-name="ce36">
            <text:p><text:s text:c="2"/>20 945</text:p>
          </table:table-cell>
          <table:table-cell office:value-type="float" office:value="3743" table:style-name="ce36">
            <text:p><text:s text:c="2"/>3 743</text:p>
          </table:table-cell>
          <table:table-cell office:value-type="float" office:value="24688" table:style-name="ce36">
            <text:p><text:s text:c="2"/>24 688</text:p>
          </table:table-cell>
          <table:table-cell office:value-type="float" office:value="235856" table:style-name="ce36">
            <text:p><text:s text:c="2"/>235 85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5102" table:style-name="ce36">
            <text:p><text:s text:c="2"/>35 102</text:p>
          </table:table-cell>
          <table:table-cell office:value-type="float" office:value="10377" table:style-name="ce36">
            <text:p><text:s text:c="2"/>10 377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6" table:style-name="ce36">
            <text:p><text:s text:c="3"/>816</text:p>
          </table:table-cell>
          <table:table-cell office:value-type="float" office:value="820" table:style-name="ce36">
            <text:p><text:s text:c="3"/>820</text:p>
          </table:table-cell>
          <table:table-cell office:value-type="float" office:value="23837" table:style-name="ce36">
            <text:p><text:s text:c="2"/>23 83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9261" table:style-name="ce36">
            <text:p><text:s text:c="2"/>49 2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56" table:style-name="ce36">
            <text:p><text:s text:c="2"/>1 856</text:p>
          </table:table-cell>
          <table:table-cell office:value-type="float" office:value="1866" table:style-name="ce36">
            <text:p><text:s text:c="2"/>1 866</text:p>
          </table:table-cell>
          <table:table-cell office:value-type="float" office:value="47395" table:style-name="ce36">
            <text:p><text:s text:c="2"/>47 39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201128" table:style-name="ce36">
            <text:p><text:s text:c="2"/>201 1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142" table:style-name="ce36">
            <text:p><text:s text:c="2"/>32 142</text:p>
          </table:table-cell>
          <table:table-cell office:value-type="float" office:value="6392" table:style-name="ce36">
            <text:p><text:s text:c="2"/>6 392</text:p>
          </table:table-cell>
          <table:table-cell office:value-type="float" office:value="38534" table:style-name="ce36">
            <text:p><text:s text:c="2"/>38 534</text:p>
          </table:table-cell>
          <table:table-cell office:value-type="float" office:value="162594" table:style-name="ce36">
            <text:p><text:s text:c="2"/>162 59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31790" table:style-name="ce37">
            <text:p><text:s text:c="2"/>131 790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00" table:style-name="ce37">
            <text:p><text:s text:c="2"/>5 500</text:p>
          </table:table-cell>
          <table:table-cell office:value-type="float" office:value="5500" table:style-name="ce37">
            <text:p><text:s text:c="2"/>5 500</text:p>
          </table:table-cell>
          <table:table-cell office:value-type="float" office:value="126087" table:style-name="ce37">
            <text:p><text:s text:c="2"/>126 08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574429" table:style-name="ce37">
            <text:p><text:s text:c="2"/>574 4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733" table:style-name="ce37">
            <text:p><text:s text:c="2"/>62 733</text:p>
          </table:table-cell>
          <table:table-cell office:value-type="float" office:value="62733" table:style-name="ce37">
            <text:p><text:s text:c="2"/>62 733</text:p>
          </table:table-cell>
          <table:table-cell office:value-type="float" office:value="511696" table:style-name="ce37">
            <text:p><text:s text:c="2"/>511 69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93923" table:style-name="ce37">
            <text:p><text:s text:c="2"/>193 9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57" table:style-name="ce37">
            <text:p><text:s text:c="2"/>1 157</text:p>
          </table:table-cell>
          <table:table-cell office:value-type="float" office:value="1157" table:style-name="ce37">
            <text:p><text:s text:c="2"/>1 157</text:p>
          </table:table-cell>
          <table:table-cell office:value-type="float" office:value="192766" table:style-name="ce37">
            <text:p><text:s text:c="2"/>192 76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367290" table:style-name="ce37">
            <text:p><text:s text:c="2"/>367 2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7290" table:style-name="ce37">
            <text:p><text:s text:c="2"/>367 290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194460" table:style-name="ce37">
            <text:p><text:s text:c="2"/>194 4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20" table:style-name="ce37">
            <text:p><text:s text:c="2"/>9 720</text:p>
          </table:table-cell>
          <table:table-cell office:value-type="float" office:value="9720" table:style-name="ce37">
            <text:p><text:s text:c="2"/>9 720</text:p>
          </table:table-cell>
          <table:table-cell office:value-type="float" office:value="184740" table:style-name="ce37">
            <text:p><text:s text:c="2"/>184 74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8603" table:style-name="ce36">
            <text:p><text:s text:c="2"/>48 6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48560" table:style-name="ce36">
            <text:p><text:s text:c="2"/>48 56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5696" table:style-name="ce36">
            <text:p><text:s text:c="2"/>75 6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12" table:style-name="ce36">
            <text:p><text:s text:c="2"/>4 112</text:p>
          </table:table-cell>
          <table:table-cell office:value-type="float" office:value="4112" table:style-name="ce36">
            <text:p><text:s text:c="2"/>4 112</text:p>
          </table:table-cell>
          <table:table-cell office:value-type="float" office:value="71584" table:style-name="ce36">
            <text:p><text:s text:c="2"/>71 584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20094" table:style-name="ce36">
            <text:p><text:s text:c="2"/>120 0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02" table:style-name="ce36">
            <text:p><text:s text:c="2"/>6 002</text:p>
          </table:table-cell>
          <table:table-cell office:value-type="float" office:value="6002" table:style-name="ce36">
            <text:p><text:s text:c="2"/>6 002</text:p>
          </table:table-cell>
          <table:table-cell office:value-type="float" office:value="114092" table:style-name="ce36">
            <text:p><text:s text:c="2"/>114 09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117216" table:style-name="ce36">
            <text:p><text:s text:c="2"/>117 2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05" table:style-name="ce36">
            <text:p><text:s text:c="2"/>9 905</text:p>
          </table:table-cell>
          <table:table-cell office:value-type="float" office:value="9905" table:style-name="ce36">
            <text:p><text:s text:c="2"/>9 905</text:p>
          </table:table-cell>
          <table:table-cell office:value-type="float" office:value="107311" table:style-name="ce36">
            <text:p><text:s text:c="2"/>107 31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86835" table:style-name="ce36">
            <text:p><text:s text:c="2"/>86 8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7" table:style-name="ce36">
            <text:p><text:s text:c="2"/>1 907</text:p>
          </table:table-cell>
          <table:table-cell office:value-type="float" office:value="1907" table:style-name="ce36">
            <text:p><text:s text:c="2"/>1 907</text:p>
          </table:table-cell>
          <table:table-cell office:value-type="float" office:value="84928" table:style-name="ce36">
            <text:p><text:s text:c="2"/>84 92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28719" table:style-name="ce37">
            <text:p><text:s text:c="2"/>128 7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56" table:style-name="ce37">
            <text:p><text:s text:c="2"/>7 656</text:p>
          </table:table-cell>
          <table:table-cell office:value-type="float" office:value="7656" table:style-name="ce37">
            <text:p><text:s text:c="2"/>7 656</text:p>
          </table:table-cell>
          <table:table-cell office:value-type="float" office:value="121063" table:style-name="ce37">
            <text:p><text:s text:c="2"/>121 06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39216" table:style-name="ce37">
            <text:p><text:s text:c="2"/>39 2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78" table:style-name="ce37">
            <text:p><text:s text:c="2"/>1 678</text:p>
          </table:table-cell>
          <table:table-cell office:value-type="float" office:value="1678" table:style-name="ce37">
            <text:p><text:s text:c="2"/>1 678</text:p>
          </table:table-cell>
          <table:table-cell office:value-type="float" office:value="37538" table:style-name="ce37">
            <text:p><text:s text:c="2"/>37 538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618895" table:style-name="ce37">
            <text:p><text:s text:c="2"/>618 8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8895" table:style-name="ce37">
            <text:p><text:s text:c="2"/>618 895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2933" table:style-name="ce37">
            <text:p><text:s text:c="2"/>12 9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33" table:style-name="ce37">
            <text:p><text:s text:c="2"/>12 933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264750" table:style-name="ce37">
            <text:p><text:s text:c="2"/>264 7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4750" table:style-name="ce37">
            <text:p><text:s text:c="2"/>264 75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04618" table:style-name="ce36">
            <text:p><text:s text:c="2"/>104 6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46" table:style-name="ce36">
            <text:p><text:s text:c="2"/>1 846</text:p>
          </table:table-cell>
          <table:table-cell office:value-type="float" office:value="1846" table:style-name="ce36">
            <text:p><text:s text:c="2"/>1 846</text:p>
          </table:table-cell>
          <table:table-cell office:value-type="float" office:value="102772" table:style-name="ce36">
            <text:p><text:s text:c="2"/>102 77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63142" table:style-name="ce36">
            <text:p><text:s text:c="2"/>163 1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142" table:style-name="ce36">
            <text:p><text:s text:c="2"/>163 142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09580" table:style-name="ce36">
            <text:p><text:s text:c="2"/>209 5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89" table:style-name="ce36">
            <text:p><text:s text:c="2"/>5 389</text:p>
          </table:table-cell>
          <table:table-cell office:value-type="float" office:value="5389" table:style-name="ce36">
            <text:p><text:s text:c="2"/>5 389</text:p>
          </table:table-cell>
          <table:table-cell office:value-type="float" office:value="204191" table:style-name="ce36">
            <text:p><text:s text:c="2"/>204 19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4735" table:style-name="ce36">
            <text:p><text:s text:c="2"/>44 7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86" table:style-name="ce36">
            <text:p><text:s text:c="2"/>5 486</text:p>
          </table:table-cell>
          <table:table-cell office:value-type="float" office:value="5494" table:style-name="ce36">
            <text:p><text:s text:c="2"/>5 494</text:p>
          </table:table-cell>
          <table:table-cell office:value-type="float" office:value="39241" table:style-name="ce36">
            <text:p><text:s text:c="2"/>39 24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81581" table:style-name="ce36">
            <text:p><text:s text:c="2"/>81 5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581" table:style-name="ce36">
            <text:p><text:s text:c="2"/>81 58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7268" table:style-name="ce37">
            <text:p><text:s text:c="2"/>27 2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98" table:style-name="ce37">
            <text:p><text:s text:c="2"/>1 198</text:p>
          </table:table-cell>
          <table:table-cell office:value-type="float" office:value="1198" table:style-name="ce37">
            <text:p><text:s text:c="2"/>1 198</text:p>
          </table:table-cell>
          <table:table-cell office:value-type="float" office:value="26070" table:style-name="ce37">
            <text:p><text:s text:c="2"/>26 07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43207" table:style-name="ce37">
            <text:p><text:s text:c="2"/>43 2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2" table:style-name="ce37">
            <text:p><text:s text:c="3"/>582</text:p>
          </table:table-cell>
          <table:table-cell office:value-type="float" office:value="582" table:style-name="ce37">
            <text:p><text:s text:c="3"/>582</text:p>
          </table:table-cell>
          <table:table-cell office:value-type="float" office:value="42625" table:style-name="ce37">
            <text:p><text:s text:c="2"/>42 625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58164" table:style-name="ce37">
            <text:p><text:s text:c="2"/>58 1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164" table:style-name="ce37">
            <text:p><text:s text:c="2"/>58 164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1484006" table:style-name="ce48">
            <text:p><text:s/>11 484 006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6611" table:style-name="ce48">
            <text:p><text:s text:c="2"/>36 611</text:p>
          </table:table-cell>
          <table:table-cell office:value-type="float" office:value="49204" table:style-name="ce48">
            <text:p><text:s text:c="2"/>49 204</text:p>
          </table:table-cell>
          <table:table-cell office:value-type="float" office:value="384812" table:style-name="ce48">
            <text:p><text:s text:c="2"/>384 812</text:p>
          </table:table-cell>
          <table:table-cell office:value-type="float" office:value="335592" table:style-name="ce48">
            <text:p><text:s text:c="2"/>335 592</text:p>
          </table:table-cell>
          <table:table-cell office:value-type="float" office:value="806219" table:style-name="ce48">
            <text:p><text:s text:c="2"/>806 219</text:p>
          </table:table-cell>
          <table:table-cell office:value-type="float" office:value="10677787" table:style-name="ce48">
            <text:p><text:s/>10 677 787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1 - Recursos de bens e serviços - 2014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0">
            <text:p>Produção das atividades (valores correntes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0126" table:style-name="ce36">
            <text:p><text:s text:c="2"/>10 126</text:p>
          </table:table-cell>
          <table:table-cell office:value-type="float" office:value="331" table:style-name="ce36">
            <text:p><text:s text:c="3"/>33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6" table:style-name="ce36">
            <text:p><text:s text:c="3"/>2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54" table:style-name="ce36">
            <text:p><text:s text:c="2"/>10 75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4204" table:style-name="ce36">
            <text:p><text:s text:c="2"/>24 204</text:p>
          </table:table-cell>
          <table:table-cell office:value-type="float" office:value="1553" table:style-name="ce36">
            <text:p><text:s text:c="2"/>1 553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008" table:style-name="ce36">
            <text:p><text:s text:c="2"/>26 00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9347" table:style-name="ce36">
            <text:p><text:s text:c="2"/>9 347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62" table:style-name="ce36">
            <text:p><text:s text:c="2"/>9 36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3280" table:style-name="ce36">
            <text:p><text:s text:c="2"/>43 280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515" table:style-name="ce36">
            <text:p><text:s text:c="2"/>43 515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88427" table:style-name="ce36">
            <text:p><text:s text:c="2"/>88 427</text:p>
          </table:table-cell>
          <table:table-cell office:value-type="float" office:value="2302" table:style-name="ce36">
            <text:p><text:s text:c="2"/>2 302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768" table:style-name="ce36">
            <text:p><text:s text:c="2"/>90 76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48464" table:style-name="ce37">
            <text:p><text:s text:c="2"/>48 464</text:p>
          </table:table-cell>
          <table:table-cell office:value-type="float" office:value="2031" table:style-name="ce37">
            <text:p><text:s text:c="2"/>2 031</text:p>
          </table:table-cell>
          <table:table-cell office:value-type="float" office:value="123" table:style-name="ce37">
            <text:p><text:s text:c="3"/>1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3" table:style-name="ce37">
            <text:p><text:s text:c="3"/>22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842" table:style-name="ce37">
            <text:p><text:s text:c="2"/>50 84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5497" table:style-name="ce37">
            <text:p><text:s text:c="2"/>5 497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46" table:style-name="ce37">
            <text:p><text:s text:c="2"/>5 54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4790" table:style-name="ce37">
            <text:p><text:s text:c="2"/>14 790</text:p>
          </table:table-cell>
          <table:table-cell office:value-type="float" office:value="503" table:style-name="ce37">
            <text:p><text:s text:c="3"/>503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9" table:style-name="ce37">
            <text:p><text:s text:c="3"/>2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73" table:style-name="ce37">
            <text:p><text:s text:c="2"/>15 57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8661" table:style-name="ce37">
            <text:p><text:s text:c="2"/>18 661</text:p>
          </table:table-cell>
          <table:table-cell office:value-type="float" office:value="465" table:style-name="ce37">
            <text:p><text:s text:c="3"/>465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337" table:style-name="ce37">
            <text:p><text:s text:c="2"/>19 337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4108" table:style-name="ce37">
            <text:p><text:s text:c="2"/>4 108</text:p>
          </table:table-cell>
          <table:table-cell office:value-type="float" office:value="56796" table:style-name="ce37">
            <text:p><text:s text:c="2"/>56 796</text:p>
          </table:table-cell>
          <table:table-cell office:value-type="float" office:value="199" table:style-name="ce37">
            <text:p><text:s text:c="3"/>1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250" table:style-name="ce37">
            <text:p><text:s text:c="2"/>61 25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427" table:style-name="ce36">
            <text:p><text:s text:c="2"/>2 427</text:p>
          </table:table-cell>
          <table:table-cell office:value-type="float" office:value="22497" table:style-name="ce36">
            <text:p><text:s text:c="2"/>22 497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991" table:style-name="ce36">
            <text:p><text:s text:c="2"/>24 99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455" table:style-name="ce36">
            <text:p><text:s text:c="3"/>455</text:p>
          </table:table-cell>
          <table:table-cell office:value-type="float" office:value="8277" table:style-name="ce36">
            <text:p><text:s text:c="2"/>8 2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32" table:style-name="ce36">
            <text:p><text:s text:c="2"/>8 73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427" table:style-name="ce36">
            <text:p><text:s text:c="3"/>427</text:p>
          </table:table-cell>
          <table:table-cell office:value-type="float" office:value="21517" table:style-name="ce36">
            <text:p><text:s text:c="2"/>21 517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956" table:style-name="ce36">
            <text:p><text:s text:c="2"/>21 95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921" table:style-name="ce36">
            <text:p><text:s text:c="3"/>921</text:p>
          </table:table-cell>
          <table:table-cell office:value-type="float" office:value="1312" table:style-name="ce36">
            <text:p><text:s text:c="2"/>1 312</text:p>
          </table:table-cell>
          <table:table-cell office:value-type="float" office:value="19211" table:style-name="ce36">
            <text:p><text:s text:c="2"/>19 2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72" table:style-name="ce36">
            <text:p><text:s text:c="2"/>21 472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315" table:style-name="ce36">
            <text:p><text:s text:c="3"/>315</text:p>
          </table:table-cell>
          <table:table-cell office:value-type="float" office:value="406" table:style-name="ce36">
            <text:p><text:s text:c="3"/>406</text:p>
          </table:table-cell>
          <table:table-cell office:value-type="float" office:value="10661" table:style-name="ce36">
            <text:p><text:s text:c="2"/>10 6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382" table:style-name="ce36">
            <text:p><text:s text:c="2"/>11 38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44" table:style-name="ce37">
            <text:p><text:s text:c="2"/>1 4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1" table:style-name="ce37">
            <text:p><text:s text:c="2"/>1 45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299" table:style-name="ce37">
            <text:p><text:s text:c="3"/>299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17002" table:style-name="ce37">
            <text:p><text:s text:c="2"/>17 002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5" table:style-name="ce37">
            <text:p><text:s text:c="3"/>215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1" table:style-name="ce37">
            <text:p><text:s text:c="3"/>55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501" table:style-name="ce37">
            <text:p><text:s text:c="2"/>18 50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201703" table:style-name="ce37">
            <text:p><text:s text:c="2"/>201 7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9" table:style-name="ce37">
            <text:p><text:s text:c="3"/>2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2239" table:style-name="ce37">
            <text:p><text:s text:c="2"/>202 23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682" table:style-name="ce37">
            <text:p><text:s text:c="2"/>70 6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6" table:style-name="ce37">
            <text:p><text:s text:c="3"/>3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028" table:style-name="ce37">
            <text:p><text:s text:c="2"/>71 028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1124" table:style-name="ce37">
            <text:p><text:s text:c="2"/>11 1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2" table:style-name="ce37">
            <text:p><text:s text:c="3"/>532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08" table:style-name="ce37">
            <text:p><text:s text:c="2"/>11 70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328" table:style-name="ce36">
            <text:p><text:s text:c="3"/>328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9100" table:style-name="ce36">
            <text:p><text:s text:c="2"/>109 1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1" table:style-name="ce36">
            <text:p><text:s text:c="3"/>4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0" table:style-name="ce36">
            <text:p><text:s text:c="3"/>9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222" table:style-name="ce36">
            <text:p><text:s text:c="2"/>111 22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00" table:style-name="ce36">
            <text:p><text:s text:c="2"/>13 0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65" table:style-name="ce36">
            <text:p><text:s text:c="2"/>13 16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22" table:style-name="ce36">
            <text:p><text:s text:c="2"/>42 8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4" table:style-name="ce36">
            <text:p><text:s text:c="3"/>7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06" table:style-name="ce36">
            <text:p><text:s text:c="2"/>2 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655" table:style-name="ce36">
            <text:p><text:s text:c="2"/>45 65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11" table:style-name="ce36">
            <text:p><text:s text:c="2"/>3 8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57" table:style-name="ce36">
            <text:p><text:s text:c="2"/>3 85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218" table:style-name="ce36">
            <text:p><text:s text:c="2"/>18 2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25" table:style-name="ce36">
            <text:p><text:s text:c="2"/>2 6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892" table:style-name="ce36">
            <text:p><text:s text:c="2"/>20 89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1051" table:style-name="ce37">
            <text:p><text:s text:c="2"/>1 051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413" table:style-name="ce37">
            <text:p><text:s text:c="2"/>41 4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5" table:style-name="ce37">
            <text:p><text:s text:c="3"/>91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505" table:style-name="ce37">
            <text:p><text:s text:c="2"/>43 50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390" table:style-name="ce38">
            <text:p><text:s text:c="2"/>29 390</text:p>
          </table:table-cell>
          <table:table-cell office:value-type="float" office:value="286" table:style-name="ce38">
            <text:p><text:s text:c="3"/>286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13" table:style-name="ce38">
            <text:p><text:s text:c="2"/>5 9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813" table:style-name="ce38">
            <text:p><text:s text:c="2"/>35 81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3" table:style-name="ce37">
            <text:p><text:s text:c="3"/>52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2245" table:style-name="ce37">
            <text:p><text:s text:c="2"/>22 245</text:p>
          </table:table-cell>
          <table:table-cell office:value-type="float" office:value="454" table:style-name="ce37">
            <text:p><text:s text:c="3"/>4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554" table:style-name="ce37">
            <text:p><text:s text:c="2"/>23 55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6" table:style-name="ce37">
            <text:p><text:s text:c="3"/>276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50938" table:style-name="ce37">
            <text:p><text:s text:c="2"/>50 9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78" table:style-name="ce37">
            <text:p><text:s text:c="2"/>3 7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336" table:style-name="ce37">
            <text:p><text:s text:c="2"/>55 336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9648" table:style-name="ce37">
            <text:p><text:s text:c="2"/>9 6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59" table:style-name="ce37">
            <text:p><text:s text:c="2"/>9 95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866" table:style-name="ce36">
            <text:p><text:s text:c="3"/>866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12" table:style-name="ce36">
            <text:p><text:s text:c="2"/>11 0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0" table:style-name="ce36">
            <text:p><text:s text:c="3"/>5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02" table:style-name="ce36">
            <text:p><text:s text:c="2"/>12 50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2171" table:style-name="ce36">
            <text:p><text:s text:c="2"/>2 171</text:p>
          </table:table-cell>
          <table:table-cell office:value-type="float" office:value="826" table:style-name="ce36">
            <text:p><text:s text:c="3"/>826</text:p>
          </table:table-cell>
          <table:table-cell office:value-type="float" office:value="323" table:style-name="ce36">
            <text:p><text:s text:c="3"/>3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28933" table:style-name="ce36">
            <text:p><text:s text:c="2"/>28 933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7" table:style-name="ce36">
            <text:p><text:s text:c="3"/>9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81" table:style-name="ce36">
            <text:p><text:s text:c="2"/>33 48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95" table:style-name="ce36">
            <text:p><text:s text:c="2"/>2 2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551" table:style-name="ce36">
            <text:p><text:s text:c="2"/>26 5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241" table:style-name="ce36">
            <text:p><text:s text:c="2"/>29 24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57" table:style-name="ce36">
            <text:p><text:s text:c="2"/>2 257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74163" table:style-name="ce36">
            <text:p><text:s text:c="2"/>74 163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266" table:style-name="ce36">
            <text:p><text:s text:c="3"/>266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756" table:style-name="ce36">
            <text:p><text:s text:c="2"/>19 7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003" table:style-name="ce36">
            <text:p><text:s text:c="2"/>97 00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215" table:style-name="ce36">
            <text:p><text:s text:c="3"/>215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2292" table:style-name="ce36">
            <text:p><text:s text:c="2"/>2 292</text:p>
          </table:table-cell>
          <table:table-cell office:value-type="float" office:value="68964" table:style-name="ce36">
            <text:p><text:s text:c="2"/>68 9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5" table:style-name="ce36">
            <text:p><text:s text:c="2"/>1 0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934" table:style-name="ce36">
            <text:p><text:s text:c="2"/>72 93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83" table:style-name="ce37">
            <text:p><text:s text:c="2"/>15 5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741" table:style-name="ce37">
            <text:p><text:s text:c="2"/>15 74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515" table:style-name="ce37">
            <text:p><text:s text:c="2"/>1 515</text:p>
          </table:table-cell>
          <table:table-cell office:value-type="float" office:value="327" table:style-name="ce37">
            <text:p><text:s text:c="3"/>327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52" table:style-name="ce37">
            <text:p><text:s text:c="2"/>7 652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84" table:style-name="ce37">
            <text:p><text:s text:c="2"/>9 58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042" table:style-name="ce37">
            <text:p><text:s text:c="2"/>18 042</text:p>
          </table:table-cell>
          <table:table-cell office:value-type="float" office:value="442" table:style-name="ce37">
            <text:p><text:s text:c="3"/>442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4" table:style-name="ce37">
            <text:p><text:s text:c="3"/>144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672" table:style-name="ce37">
            <text:p><text:s text:c="2"/>18 67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735" table:style-name="ce37">
            <text:p><text:s text:c="2"/>20 735</text:p>
          </table:table-cell>
          <table:table-cell office:value-type="float" office:value="180" table:style-name="ce37">
            <text:p><text:s text:c="3"/>180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0" table:style-name="ce37">
            <text:p><text:s text:c="3"/>29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629" table:style-name="ce37">
            <text:p><text:s text:c="3"/>629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9" table:style-name="ce37">
            <text:p><text:s text:c="3"/>1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1" table:style-name="ce37">
            <text:p><text:s text:c="3"/>351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676" table:style-name="ce37">
            <text:p><text:s text:c="2"/>22 676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4" table:style-name="ce38">
            <text:p><text:s text:c="3"/>324</text:p>
          </table:table-cell>
          <table:table-cell office:value-type="float" office:value="60711" table:style-name="ce38">
            <text:p><text:s text:c="2"/>60 711</text:p>
          </table:table-cell>
          <table:table-cell office:value-type="float" office:value="118" table:style-name="ce38">
            <text:p><text:s text:c="3"/>1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3" table:style-name="ce38">
            <text:p><text:s text:c="3"/>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68" table:style-name="ce38">
            <text:p><text:s text:c="3"/>9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249" table:style-name="ce38">
            <text:p><text:s text:c="2"/>62 24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227" table:style-name="ce36">
            <text:p><text:s text:c="3"/>227</text:p>
          </table:table-cell>
          <table:table-cell office:value-type="float" office:value="39798" table:style-name="ce36">
            <text:p><text:s text:c="2"/>39 79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588" table:style-name="ce36">
            <text:p><text:s text:c="2"/>40 58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7432" table:style-name="ce36">
            <text:p><text:s text:c="2"/>27 432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147" table:style-name="ce36">
            <text:p><text:s text:c="2"/>28 14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4471" table:style-name="ce36">
            <text:p><text:s text:c="2"/>14 4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80" table:style-name="ce36">
            <text:p><text:s text:c="2"/>14 48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54541" table:style-name="ce36">
            <text:p><text:s text:c="2"/>54 541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695" table:style-name="ce36">
            <text:p><text:s text:c="3"/>695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453" table:style-name="ce36">
            <text:p><text:s text:c="3"/>453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372" table:style-name="ce36">
            <text:p><text:s text:c="2"/>56 37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452" table:style-name="ce36">
            <text:p><text:s text:c="3"/>452</text:p>
          </table:table-cell>
          <table:table-cell office:value-type="float" office:value="19142" table:style-name="ce36">
            <text:p><text:s text:c="2"/>19 1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3" table:style-name="ce36">
            <text:p><text:s text:c="3"/>3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2" table:style-name="ce36">
            <text:p><text:s text:c="2"/>1 1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92" table:style-name="ce36">
            <text:p><text:s text:c="2"/>21 49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28" table:style-name="ce37">
            <text:p><text:s text:c="2"/>11 0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28" table:style-name="ce37">
            <text:p><text:s text:c="2"/>11 02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799" table:style-name="ce37">
            <text:p><text:s text:c="2"/>77 7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799" table:style-name="ce37">
            <text:p><text:s text:c="2"/>77 79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48" table:style-name="ce37">
            <text:p><text:s text:c="2"/>10 9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48" table:style-name="ce37">
            <text:p><text:s text:c="2"/>10 94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48" table:style-name="ce37">
            <text:p><text:s text:c="2"/>21 6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54" table:style-name="ce37">
            <text:p><text:s text:c="2"/>21 65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6844" table:style-name="ce38">
            <text:p><text:s text:c="2"/>106 8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6844" table:style-name="ce38">
            <text:p><text:s text:c="2"/>106 84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1234" table:style-name="ce36">
            <text:p><text:s text:c="2"/>1 2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433" table:style-name="ce36">
            <text:p><text:s text:c="2"/>135 4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0" table:style-name="ce36">
            <text:p><text:s text:c="2"/>2 400</text:p>
          </table:table-cell>
          <table:table-cell office:value-type="float" office:value="384" table:style-name="ce36">
            <text:p><text:s text:c="3"/>384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8" table:style-name="ce36">
            <text:p><text:s text:c="3"/>408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90" table:style-name="ce36">
            <text:p><text:s text:c="2"/>2 7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846" table:style-name="ce36">
            <text:p><text:s text:c="2"/>142 84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50" table:style-name="ce36">
            <text:p><text:s text:c="2"/>18 650</text:p>
          </table:table-cell>
          <table:table-cell office:value-type="float" office:value="3671" table:style-name="ce36">
            <text:p><text:s text:c="2"/>3 671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864" table:style-name="ce36">
            <text:p><text:s text:c="2"/>28 864</text:p>
          </table:table-cell>
          <table:table-cell office:value-type="float" office:value="372" table:style-name="ce36">
            <text:p><text:s text:c="3"/>372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174" table:style-name="ce36">
            <text:p><text:s text:c="2"/>52 174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517" table:style-name="ce36">
            <text:p><text:s text:c="2"/>23 517</text:p>
          </table:table-cell>
          <table:table-cell office:value-type="float" office:value="619" table:style-name="ce36">
            <text:p><text:s text:c="3"/>619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753" table:style-name="ce36">
            <text:p><text:s text:c="3"/>753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7" table:style-name="ce36">
            <text:p><text:s text:c="3"/>4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994" table:style-name="ce36">
            <text:p><text:s text:c="2"/>25 99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" table:style-name="ce36">
            <text:p><text:s text:c="3"/>1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32252" table:style-name="ce36">
            <text:p><text:s text:c="2"/>32 252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6" table:style-name="ce36">
            <text:p><text:s text:c="3"/>3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943" table:style-name="ce36">
            <text:p><text:s text:c="2"/>32 94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3" table:style-name="ce36">
            <text:p><text:s text:c="3"/>493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37516" table:style-name="ce36">
            <text:p><text:s text:c="2"/>37 516</text:p>
          </table:table-cell>
          <table:table-cell office:value-type="float" office:value="1714" table:style-name="ce36">
            <text:p><text:s text:c="2"/>1 714</text:p>
          </table:table-cell>
          <table:table-cell office:value-type="float" office:value="355" table:style-name="ce36">
            <text:p><text:s text:c="3"/>355</text:p>
          </table:table-cell>
          <table:table-cell office:value-type="float" office:value="358" table:style-name="ce36">
            <text:p><text:s text:c="3"/>358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868" table:style-name="ce36">
            <text:p><text:s text:c="2"/>40 86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1" table:style-name="ce37">
            <text:p><text:s text:c="3"/>371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457" table:style-name="ce37">
            <text:p><text:s text:c="2"/>30 457</text:p>
          </table:table-cell>
          <table:table-cell office:value-type="float" office:value="1968" table:style-name="ce37">
            <text:p><text:s text:c="2"/>1 968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636" table:style-name="ce37">
            <text:p><text:s text:c="3"/>636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710" table:style-name="ce37">
            <text:p><text:s text:c="2"/>33 71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98" table:style-name="ce38">
            <text:p><text:s text:c="3"/>198</text:p>
          </table:table-cell>
          <table:table-cell office:value-type="float" office:value="22658" table:style-name="ce38">
            <text:p><text:s text:c="2"/>22 658</text:p>
          </table:table-cell>
          <table:table-cell office:value-type="float" office:value="768" table:style-name="ce38">
            <text:p><text:s text:c="3"/>768</text:p>
          </table:table-cell>
          <table:table-cell office:value-type="float" office:value="145" table:style-name="ce38">
            <text:p><text:s text:c="3"/>1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778" table:style-name="ce38">
            <text:p><text:s text:c="2"/>23 77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70" table:style-name="ce38">
            <text:p><text:s text:c="2"/>1 07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261" table:style-name="ce38">
            <text:p><text:s text:c="3"/>26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51" table:style-name="ce38">
            <text:p><text:s text:c="2"/>1 651</text:p>
          </table:table-cell>
          <table:table-cell office:value-type="float" office:value="17468" table:style-name="ce38">
            <text:p><text:s text:c="2"/>17 468</text:p>
          </table:table-cell>
          <table:table-cell office:value-type="float" office:value="147" table:style-name="ce38">
            <text:p><text:s text:c="3"/>147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315" table:style-name="ce38">
            <text:p><text:s text:c="3"/>315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446" table:style-name="ce38">
            <text:p><text:s text:c="2"/>21 44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3" table:style-name="ce37">
            <text:p><text:s text:c="3"/>213</text:p>
          </table:table-cell>
          <table:table-cell office:value-type="float" office:value="16398" table:style-name="ce37">
            <text:p><text:s text:c="2"/>16 398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10" table:style-name="ce37">
            <text:p><text:s text:c="3"/>2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955" table:style-name="ce37">
            <text:p><text:s text:c="2"/>16 95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7" table:style-name="ce38">
            <text:p><text:s text:c="3"/>97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788" table:style-name="ce38">
            <text:p><text:s text:c="3"/>788</text:p>
          </table:table-cell>
          <table:table-cell office:value-type="float" office:value="514" table:style-name="ce38">
            <text:p><text:s text:c="3"/>514</text:p>
          </table:table-cell>
          <table:table-cell office:value-type="float" office:value="34700" table:style-name="ce38">
            <text:p><text:s text:c="2"/>34 700</text:p>
          </table:table-cell>
          <table:table-cell office:value-type="float" office:value="470" table:style-name="ce38">
            <text:p><text:s text:c="3"/>47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786" table:style-name="ce38">
            <text:p><text:s text:c="2"/>36 7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52706" table:style-name="ce36">
            <text:p><text:s text:c="2"/>52 706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51" table:style-name="ce36">
            <text:p><text:s text:c="2"/>6 1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0" table:style-name="ce36">
            <text:p><text:s text:c="3"/>3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804" table:style-name="ce36">
            <text:p><text:s text:c="2"/>59 8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24411" table:style-name="ce36">
            <text:p><text:s text:c="2"/>24 41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52" table:style-name="ce36">
            <text:p><text:s text:c="2"/>25 15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9" table:style-name="ce36">
            <text:p><text:s text:c="3"/>309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411" table:style-name="ce36">
            <text:p><text:s text:c="3"/>411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" table:style-name="ce36">
            <text:p><text:s text:c="3"/>428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69260" table:style-name="ce36">
            <text:p><text:s text:c="2"/>69 260</text:p>
          </table:table-cell>
          <table:table-cell office:value-type="float" office:value="218" table:style-name="ce36">
            <text:p><text:s text:c="3"/>218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445" table:style-name="ce36">
            <text:p><text:s text:c="3"/>445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256" table:style-name="ce36">
            <text:p><text:s text:c="3"/>256</text:p>
          </table:table-cell>
          <table:table-cell office:value-type="float" office:value="266" table:style-name="ce36">
            <text:p><text:s text:c="3"/>266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703" table:style-name="ce36">
            <text:p><text:s text:c="3"/>703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7" table:style-name="ce36">
            <text:p><text:s text:c="3"/>397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637" table:style-name="ce36">
            <text:p><text:s text:c="2"/>73 63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44" table:style-name="ce36">
            <text:p><text:s text:c="2"/>18 6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816" table:style-name="ce36">
            <text:p><text:s text:c="2"/>18 81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26264" table:style-name="ce36">
            <text:p><text:s text:c="2"/>26 264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4" table:style-name="ce36">
            <text:p><text:s text:c="3"/>2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853" table:style-name="ce36">
            <text:p><text:s text:c="2"/>26 85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1" table:style-name="ce38">
            <text:p><text:s text:c="3"/>33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4" table:style-name="ce38">
            <text:p><text:s text:c="3"/>1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134" table:style-name="ce38">
            <text:p><text:s text:c="3"/>1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51" table:style-name="ce38">
            <text:p><text:s text:c="3"/>151</text:p>
          </table:table-cell>
          <table:table-cell office:value-type="float" office:value="44566" table:style-name="ce38">
            <text:p><text:s text:c="2"/>44 56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6" table:style-name="ce38">
            <text:p><text:s text:c="3"/>7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122" table:style-name="ce38">
            <text:p><text:s text:c="3"/>1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7" table:style-name="ce38">
            <text:p><text:s text:c="3"/>177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929" table:style-name="ce38">
            <text:p><text:s text:c="2"/>45 92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12172" table:style-name="ce37">
            <text:p><text:s text:c="2"/>12 17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268" table:style-name="ce37">
            <text:p><text:s text:c="2"/>12 26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88086" table:style-name="ce37">
            <text:p><text:s text:c="2"/>88 086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1210" table:style-name="ce37">
            <text:p><text:s text:c="2"/>1 21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266" table:style-name="ce37">
            <text:p><text:s text:c="3"/>26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70" table:style-name="ce37">
            <text:p><text:s text:c="3"/>37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0294" table:style-name="ce37">
            <text:p><text:s text:c="2"/>90 29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60" table:style-name="ce37">
            <text:p><text:s text:c="3"/>6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1" table:style-name="ce37">
            <text:p><text:s text:c="3"/>611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5" table:style-name="ce37">
            <text:p><text:s text:c="3"/>225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40040" table:style-name="ce37">
            <text:p><text:s text:c="2"/>40 040</text:p>
          </table:table-cell>
          <table:table-cell office:value-type="float" office:value="406" table:style-name="ce37">
            <text:p><text:s text:c="3"/>406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310" table:style-name="ce37">
            <text:p><text:s text:c="3"/>310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827" table:style-name="ce37">
            <text:p><text:s text:c="2"/>42 82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5860" table:style-name="ce37">
            <text:p><text:s text:c="2"/>5 86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13" table:style-name="ce37">
            <text:p><text:s text:c="2"/>6 01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7" table:style-name="ce36">
            <text:p><text:s text:c="3"/>1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0" table:style-name="ce36">
            <text:p><text:s text:c="3"/>460</text:p>
          </table:table-cell>
          <table:table-cell office:value-type="float" office:value="160" table:style-name="ce36">
            <text:p><text:s text:c="3"/>160</text:p>
          </table:table-cell>
          <table:table-cell office:value-type="float" office:value="3458" table:style-name="ce36">
            <text:p><text:s text:c="2"/>3 458</text:p>
          </table:table-cell>
          <table:table-cell office:value-type="float" office:value="453" table:style-name="ce36">
            <text:p><text:s text:c="3"/>453</text:p>
          </table:table-cell>
          <table:table-cell office:value-type="float" office:value="86623" table:style-name="ce36">
            <text:p><text:s text:c="2"/>86 623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816" table:style-name="ce36">
            <text:p><text:s text:c="3"/>816</text:p>
          </table:table-cell>
          <table:table-cell office:value-type="float" office:value="2107" table:style-name="ce36">
            <text:p><text:s text:c="2"/>2 107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770" table:style-name="ce36">
            <text:p><text:s text:c="3"/>770</text:p>
          </table:table-cell>
          <table:table-cell office:value-type="float" office:value="268" table:style-name="ce36">
            <text:p><text:s text:c="3"/>268</text:p>
          </table:table-cell>
          <table:table-cell office:value-type="float" office:value="845" table:style-name="ce36">
            <text:p><text:s text:c="3"/>845</text:p>
          </table:table-cell>
          <table:table-cell office:value-type="float" office:value="316" table:style-name="ce36">
            <text:p><text:s text:c="3"/>3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9" table:style-name="ce36">
            <text:p><text:s text:c="3"/>7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152" table:style-name="ce36">
            <text:p><text:s text:c="2"/>98 15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3822" table:style-name="ce36">
            <text:p><text:s text:c="2"/>3 822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48" table:style-name="ce36">
            <text:p><text:s text:c="2"/>4 048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26246" table:style-name="ce36">
            <text:p><text:s text:c="2"/>26 246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065" table:style-name="ce36">
            <text:p><text:s text:c="2"/>1 0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" table:style-name="ce36">
            <text:p><text:s text:c="3"/>1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673" table:style-name="ce36">
            <text:p><text:s text:c="2"/>27 67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44545" table:style-name="ce36">
            <text:p><text:s text:c="2"/>44 545</text:p>
          </table:table-cell>
          <table:table-cell office:value-type="float" office:value="371" table:style-name="ce36">
            <text:p><text:s text:c="3"/>371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434" table:style-name="ce36">
            <text:p><text:s text:c="2"/>45 43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9055" table:style-name="ce36">
            <text:p><text:s text:c="2"/>9 055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371" table:style-name="ce36">
            <text:p><text:s text:c="3"/>371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2" table:style-name="ce36">
            <text:p><text:s text:c="3"/>3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35" table:style-name="ce36">
            <text:p><text:s text:c="2"/>10 33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701" table:style-name="ce37">
            <text:p><text:s text:c="3"/>701</text:p>
          </table:table-cell>
          <table:table-cell office:value-type="float" office:value="572" table:style-name="ce37">
            <text:p><text:s text:c="3"/>572</text:p>
          </table:table-cell>
          <table:table-cell office:value-type="float" office:value="1322" table:style-name="ce37">
            <text:p><text:s text:c="2"/>1 322</text:p>
          </table:table-cell>
          <table:table-cell office:value-type="float" office:value="48528" table:style-name="ce37">
            <text:p><text:s text:c="2"/>48 528</text:p>
          </table:table-cell>
          <table:table-cell office:value-type="float" office:value="1178" table:style-name="ce37">
            <text:p><text:s text:c="2"/>1 178</text:p>
          </table:table-cell>
          <table:table-cell office:value-type="float" office:value="1081" table:style-name="ce37">
            <text:p><text:s text:c="2"/>1 081</text:p>
          </table:table-cell>
          <table:table-cell office:value-type="float" office:value="485" table:style-name="ce37">
            <text:p><text:s text:c="3"/>485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494" table:style-name="ce37">
            <text:p><text:s text:c="3"/>4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868" table:style-name="ce37">
            <text:p><text:s text:c="2"/>54 86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2" table:style-name="ce38">
            <text:p><text:s text:c="3"/>222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446" table:style-name="ce38">
            <text:p><text:s text:c="3"/>446</text:p>
          </table:table-cell>
          <table:table-cell office:value-type="float" office:value="16353" table:style-name="ce38">
            <text:p><text:s text:c="2"/>16 353</text:p>
          </table:table-cell>
          <table:table-cell office:value-type="float" office:value="766" table:style-name="ce38">
            <text:p><text:s text:c="3"/>76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80" table:style-name="ce38">
            <text:p><text:s text:c="3"/>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2" table:style-name="ce38">
            <text:p><text:s text:c="3"/>6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684" table:style-name="ce38">
            <text:p><text:s text:c="2"/>18 68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8" table:style-name="ce38">
            <text:p><text:s text:c="3"/>158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179" table:style-name="ce38">
            <text:p><text:s text:c="3"/>179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28315" table:style-name="ce38">
            <text:p><text:s text:c="2"/>28 315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220" table:style-name="ce38">
            <text:p><text:s text:c="3"/>22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250" table:style-name="ce38">
            <text:p><text:s text:c="2"/>29 25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149" table:style-name="ce37">
            <text:p><text:s text:c="3"/>149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20970" table:style-name="ce37">
            <text:p><text:s text:c="2"/>20 970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72" table:style-name="ce37">
            <text:p><text:s text:c="3"/>7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535" table:style-name="ce37">
            <text:p><text:s text:c="2"/>21 53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622" table:style-name="ce38">
            <text:p><text:s text:c="2"/>1 6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370" table:style-name="ce38">
            <text:p><text:s text:c="3"/>370</text:p>
          </table:table-cell>
          <table:table-cell office:value-type="float" office:value="240" table:style-name="ce38">
            <text:p><text:s text:c="3"/>240</text:p>
          </table:table-cell>
          <table:table-cell office:value-type="float" office:value="127" table:style-name="ce38">
            <text:p><text:s text:c="3"/>127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656" table:style-name="ce38">
            <text:p><text:s text:c="3"/>65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329" table:style-name="ce38">
            <text:p><text:s text:c="3"/>329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536" table:style-name="ce38">
            <text:p><text:s text:c="3"/>536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449" table:style-name="ce38">
            <text:p><text:s text:c="3"/>449</text:p>
          </table:table-cell>
          <table:table-cell office:value-type="float" office:value="458" table:style-name="ce38">
            <text:p><text:s text:c="3"/>458</text:p>
          </table:table-cell>
          <table:table-cell office:value-type="float" office:value="1201" table:style-name="ce38">
            <text:p><text:s text:c="2"/>1 201</text:p>
          </table:table-cell>
          <table:table-cell office:value-type="float" office:value="2688" table:style-name="ce38">
            <text:p><text:s text:c="2"/>2 688</text:p>
          </table:table-cell>
          <table:table-cell office:value-type="float" office:value="1472" table:style-name="ce38">
            <text:p><text:s text:c="2"/>1 472</text:p>
          </table:table-cell>
          <table:table-cell office:value-type="float" office:value="73874" table:style-name="ce38">
            <text:p><text:s text:c="2"/>73 874</text:p>
          </table:table-cell>
          <table:table-cell office:value-type="float" office:value="446" table:style-name="ce38">
            <text:p><text:s text:c="3"/>446</text:p>
          </table:table-cell>
          <table:table-cell office:value-type="float" office:value="1275" table:style-name="ce38">
            <text:p><text:s text:c="2"/>1 275</text:p>
          </table:table-cell>
          <table:table-cell office:value-type="float" office:value="371" table:style-name="ce38">
            <text:p><text:s text:c="3"/>371</text:p>
          </table:table-cell>
          <table:table-cell office:value-type="float" office:value="372" table:style-name="ce38">
            <text:p><text:s text:c="3"/>372</text:p>
          </table:table-cell>
          <table:table-cell office:value-type="float" office:value="555" table:style-name="ce38">
            <text:p><text:s text:c="3"/>5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860" table:style-name="ce38">
            <text:p><text:s text:c="3"/>8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9" table:style-name="ce38">
            <text:p><text:s text:c="3"/>8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7" table:style-name="ce38">
            <text:p><text:s text:c="3"/>18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8588" table:style-name="ce38">
            <text:p><text:s text:c="2"/>88 58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115003" table:style-name="ce36">
            <text:p><text:s text:c="2"/>115 0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096" table:style-name="ce36">
            <text:p><text:s text:c="2"/>115 0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174" table:style-name="ce36">
            <text:p><text:s text:c="3"/>1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13" table:style-name="ce36">
            <text:p><text:s text:c="3"/>2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50059" table:style-name="ce36">
            <text:p><text:s text:c="2"/>50 059</text:p>
          </table:table-cell>
          <table:table-cell office:value-type="float" office:value="347" table:style-name="ce36">
            <text:p><text:s text:c="3"/>34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267" table:style-name="ce36">
            <text:p><text:s text:c="2"/>51 26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6" table:style-name="ce36">
            <text:p><text:s text:c="3"/>736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239" table:style-name="ce36">
            <text:p><text:s text:c="3"/>239</text:p>
          </table:table-cell>
          <table:table-cell office:value-type="float" office:value="1560" table:style-name="ce36">
            <text:p><text:s text:c="2"/>1 560</text:p>
          </table:table-cell>
          <table:table-cell office:value-type="float" office:value="1044" table:style-name="ce36">
            <text:p><text:s text:c="2"/>1 044</text:p>
          </table:table-cell>
          <table:table-cell office:value-type="float" office:value="74077" table:style-name="ce36">
            <text:p><text:s text:c="2"/>74 077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6" table:style-name="ce36">
            <text:p><text:s text:c="3"/>8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405" table:style-name="ce36">
            <text:p><text:s text:c="2"/>79 4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233" table:style-name="ce36">
            <text:p><text:s text:c="3"/>233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285" table:style-name="ce36">
            <text:p><text:s text:c="3"/>285</text:p>
          </table:table-cell>
          <table:table-cell office:value-type="float" office:value="46830" table:style-name="ce36">
            <text:p><text:s text:c="2"/>46 830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440" table:style-name="ce36">
            <text:p><text:s text:c="2"/>48 44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0" table:style-name="ce36">
            <text:p><text:s text:c="3"/>34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38142" table:style-name="ce36">
            <text:p><text:s text:c="2"/>38 142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2" table:style-name="ce36">
            <text:p><text:s text:c="3"/>9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380" table:style-name="ce36">
            <text:p><text:s text:c="2"/>40 38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3" table:style-name="ce37">
            <text:p><text:s text:c="3"/>153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169" table:style-name="ce37">
            <text:p><text:s text:c="3"/>169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639" table:style-name="ce37">
            <text:p><text:s text:c="3"/>639</text:p>
          </table:table-cell>
          <table:table-cell office:value-type="float" office:value="588" table:style-name="ce37">
            <text:p><text:s text:c="3"/>588</text:p>
          </table:table-cell>
          <table:table-cell office:value-type="float" office:value="465" table:style-name="ce37">
            <text:p><text:s text:c="3"/>465</text:p>
          </table:table-cell>
          <table:table-cell office:value-type="float" office:value="169" table:style-name="ce37">
            <text:p><text:s text:c="3"/>169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162" table:style-name="ce37">
            <text:p><text:s text:c="3"/>162</text:p>
          </table:table-cell>
          <table:table-cell office:value-type="float" office:value="247" table:style-name="ce37">
            <text:p><text:s text:c="3"/>247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28295" table:style-name="ce37">
            <text:p><text:s text:c="2"/>28 2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230" table:style-name="ce37">
            <text:p><text:s text:c="3"/>2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707" table:style-name="ce37">
            <text:p><text:s text:c="2"/>31 70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338" table:style-name="ce38">
            <text:p><text:s text:c="3"/>33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407" table:style-name="ce38">
            <text:p><text:s text:c="3"/>407</text:p>
          </table:table-cell>
          <table:table-cell office:value-type="float" office:value="256" table:style-name="ce38">
            <text:p><text:s text:c="3"/>256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900" table:style-name="ce38">
            <text:p><text:s text:c="3"/>90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187" table:style-name="ce38">
            <text:p><text:s text:c="3"/>187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56960" table:style-name="ce38">
            <text:p><text:s text:c="2"/>56 9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681" table:style-name="ce38">
            <text:p><text:s text:c="2"/>6 68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20" table:style-name="ce38">
            <text:p><text:s text:c="2"/>3 0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981" table:style-name="ce38">
            <text:p><text:s text:c="2"/>68 98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7703" table:style-name="ce38">
            <text:p><text:s text:c="2"/>207 7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7" table:style-name="ce38">
            <text:p><text:s text:c="3"/>3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8060" table:style-name="ce38">
            <text:p><text:s text:c="2"/>208 06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083" table:style-name="ce37">
            <text:p><text:s text:c="2"/>60 0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41" table:style-name="ce37">
            <text:p><text:s text:c="2"/>2 0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124" table:style-name="ce37">
            <text:p><text:s text:c="2"/>62 12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415" table:style-name="ce38">
            <text:p><text:s text:c="3"/>415</text:p>
          </table:table-cell>
          <table:table-cell office:value-type="float" office:value="774" table:style-name="ce38">
            <text:p><text:s text:c="3"/>774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6157" table:style-name="ce38">
            <text:p><text:s text:c="2"/>366 1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7496" table:style-name="ce38">
            <text:p><text:s text:c="2"/>367 4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12" table:style-name="ce36">
            <text:p><text:s text:c="2"/>11 5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369" table:style-name="ce36">
            <text:p><text:s text:c="2"/>157 3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890" table:style-name="ce36">
            <text:p><text:s text:c="2"/>168 89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367" table:style-name="ce36">
            <text:p><text:s text:c="2"/>1 367</text:p>
          </table:table-cell>
          <table:table-cell office:value-type="float" office:value="2672" table:style-name="ce36">
            <text:p><text:s text:c="2"/>2 672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648" table:style-name="ce36">
            <text:p><text:s text:c="2"/>136 6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0849" table:style-name="ce36">
            <text:p><text:s text:c="2"/>140 84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23" table:style-name="ce36">
            <text:p><text:s text:c="2"/>2 923</text:p>
          </table:table-cell>
          <table:table-cell office:value-type="float" office:value="325" table:style-name="ce36">
            <text:p><text:s text:c="3"/>3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711" table:style-name="ce36">
            <text:p><text:s text:c="2"/>147 711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45" table:style-name="ce36">
            <text:p><text:s/>(-) <text:s text:c="2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1047" table:style-name="ce36">
            <text:p><text:s text:c="2"/>151 04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8" table:style-name="ce36">
            <text:p><text:s text:c="3"/>868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2179" table:style-name="ce36">
            <text:p><text:s text:c="2"/>2 179</text:p>
          </table:table-cell>
          <table:table-cell office:value-type="float" office:value="1320" table:style-name="ce36">
            <text:p><text:s text:c="2"/>1 32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342" table:style-name="ce36">
            <text:p><text:s text:c="3"/>342</text:p>
          </table:table-cell>
          <table:table-cell office:value-type="float" office:value="407" table:style-name="ce36">
            <text:p><text:s text:c="3"/>407</text:p>
          </table:table-cell>
          <table:table-cell office:value-type="float" office:value="355" table:style-name="ce36">
            <text:p><text:s text:c="3"/>355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642" table:style-name="ce36">
            <text:p><text:s text:c="3"/>642</text:p>
          </table:table-cell>
          <table:table-cell office:value-type="float" office:value="338" table:style-name="ce36">
            <text:p><text:s text:c="3"/>338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393" table:style-name="ce36">
            <text:p><text:s text:c="3"/>393</text:p>
          </table:table-cell>
          <table:table-cell office:value-type="float" office:value="482" table:style-name="ce36">
            <text:p><text:s text:c="3"/>482</text:p>
          </table:table-cell>
          <table:table-cell office:value-type="float" office:value="403" table:style-name="ce36">
            <text:p><text:s text:c="3"/>403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468" table:style-name="ce36">
            <text:p><text:s text:c="3"/>468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692" table:style-name="ce36">
            <text:p><text:s text:c="3"/>692</text:p>
          </table:table-cell>
          <table:table-cell office:value-type="float" office:value="1243" table:style-name="ce36">
            <text:p><text:s text:c="2"/>1 2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" table:style-name="ce36">
            <text:p><text:s text:c="3"/>240</text:p>
          </table:table-cell>
          <table:table-cell office:value-type="float" office:value="407" table:style-name="ce36">
            <text:p><text:s text:c="3"/>407</text:p>
          </table:table-cell>
          <table:table-cell office:value-type="float" office:value="399" table:style-name="ce36">
            <text:p><text:s text:c="3"/>3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835732" table:style-name="ce36">
            <text:p><text:s text:c="2"/>835 732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-707" table:style-name="ce36">
            <text:p><text:s/>(-) <text:s text:c="2"/>707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244" table:style-name="ce36">
            <text:p><text:s text:c="3"/>244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940" table:style-name="ce36">
            <text:p><text:s text:c="3"/>9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9672" table:style-name="ce36">
            <text:p><text:s text:c="2"/>849 67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0" table:style-name="ce36">
            <text:p><text:s text:c="2"/>1 150</text:p>
          </table:table-cell>
          <table:table-cell office:value-type="float" office:value="221365" table:style-name="ce36">
            <text:p><text:s text:c="2"/>221 3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2560" table:style-name="ce36">
            <text:p><text:s text:c="2"/>222 56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6350" table:style-name="ce37">
            <text:p><text:s text:c="2"/>86 3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56" table:style-name="ce37">
            <text:p><text:s text:c="2"/>2 3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706" table:style-name="ce37">
            <text:p><text:s text:c="2"/>88 70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45" table:style-name="ce38">
            <text:p><text:s text:c="2"/>1 445</text:p>
          </table:table-cell>
          <table:table-cell office:value-type="float" office:value="17062" table:style-name="ce38">
            <text:p><text:s text:c="2"/>17 0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94" table:style-name="ce38">
            <text:p><text:s text:c="2"/>1 79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338" table:style-name="ce38">
            <text:p><text:s text:c="2"/>20 33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270" table:style-name="ce38">
            <text:p><text:s text:c="2"/>37 27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277" table:style-name="ce38">
            <text:p><text:s text:c="2"/>37 277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4" table:style-name="ce37">
            <text:p><text:s text:c="3"/>464</text:p>
          </table:table-cell>
          <table:table-cell office:value-type="float" office:value="1332" table:style-name="ce37">
            <text:p><text:s text:c="2"/>1 332</text:p>
          </table:table-cell>
          <table:table-cell office:value-type="float" office:value="1823" table:style-name="ce37">
            <text:p><text:s text:c="2"/>1 8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6278" table:style-name="ce37">
            <text:p><text:s text:c="2"/>86 2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44" table:style-name="ce37">
            <text:p><text:s text:c="2"/>2 8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741" table:style-name="ce37">
            <text:p><text:s text:c="2"/>92 74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817" table:style-name="ce38">
            <text:p><text:s text:c="2"/>20 81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817" table:style-name="ce38">
            <text:p><text:s text:c="2"/>20 81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61" table:style-name="ce36">
            <text:p><text:s text:c="2"/>24 0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9" table:style-name="ce36">
            <text:p><text:s text:c="3"/>489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723" table:style-name="ce36">
            <text:p><text:s text:c="2"/>24 72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98" table:style-name="ce36">
            <text:p><text:s text:c="2"/>2 9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8402" table:style-name="ce36">
            <text:p><text:s text:c="2"/>218 4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2" table:style-name="ce36">
            <text:p><text:s text:c="3"/>3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1763" table:style-name="ce36">
            <text:p><text:s text:c="2"/>221 76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21" table:style-name="ce36">
            <text:p><text:s text:c="2"/>20 9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2" table:style-name="ce36">
            <text:p><text:s text:c="3"/>35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75" table:style-name="ce36">
            <text:p><text:s text:c="2"/>21 275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294" table:style-name="ce36">
            <text:p><text:s text:c="2"/>43 2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375" table:style-name="ce36">
            <text:p><text:s text:c="2"/>43 37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903" table:style-name="ce36">
            <text:p><text:s text:c="2"/>161 9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964" table:style-name="ce36">
            <text:p><text:s text:c="2"/>161 96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95" table:style-name="ce37">
            <text:p><text:s text:c="3"/>6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969" table:style-name="ce37">
            <text:p><text:s text:c="2"/>113 969</text:p>
          </table:table-cell>
          <table:table-cell office:value-type="float" office:value="937" table:style-name="ce37">
            <text:p><text:s text:c="3"/>9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45" table:style-name="ce37">
            <text:p><text:s text:c="2"/>1 44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151" table:style-name="ce37">
            <text:p><text:s text:c="2"/>117 15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4052" table:style-name="ce38">
            <text:p><text:s text:c="2"/>494 0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0" table:style-name="ce38">
            <text:p><text:s text:c="3"/>47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4522" table:style-name="ce38">
            <text:p><text:s text:c="2"/>494 52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573" table:style-name="ce38">
            <text:p><text:s text:c="3"/>573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89" table:style-name="ce38">
            <text:p><text:s text:c="3"/>89</text:p>
          </table:table-cell>
          <table:table-cell office:value-type="float" office:value="688" table:style-name="ce38">
            <text:p><text:s text:c="3"/>688</text:p>
          </table:table-cell>
          <table:table-cell office:value-type="float" office:value="190" table:style-name="ce38">
            <text:p><text:s text:c="3"/>19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311" table:style-name="ce38">
            <text:p><text:s text:c="3"/>311</text:p>
          </table:table-cell>
          <table:table-cell office:value-type="float" office:value="91" table:style-name="ce38">
            <text:p><text:s text:c="3"/>91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660" table:style-name="ce38">
            <text:p><text:s text:c="3"/>660</text:p>
          </table:table-cell>
          <table:table-cell office:value-type="float" office:value="1496" table:style-name="ce38">
            <text:p><text:s text:c="2"/>1 496</text:p>
          </table:table-cell>
          <table:table-cell office:value-type="float" office:value="892" table:style-name="ce38">
            <text:p><text:s text:c="3"/>892</text:p>
          </table:table-cell>
          <table:table-cell office:value-type="float" office:value="543" table:style-name="ce38">
            <text:p><text:s text:c="3"/>543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2157" table:style-name="ce38">
            <text:p><text:s text:c="2"/>2 157</text:p>
          </table:table-cell>
          <table:table-cell office:value-type="float" office:value="992" table:style-name="ce38">
            <text:p><text:s text:c="3"/>992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395" table:style-name="ce38">
            <text:p><text:s text:c="3"/>395</text:p>
          </table:table-cell>
          <table:table-cell office:value-type="float" office:value="1658" table:style-name="ce38">
            <text:p><text:s text:c="2"/>1 658</text:p>
          </table:table-cell>
          <table:table-cell office:value-type="float" office:value="1038" table:style-name="ce38">
            <text:p><text:s text:c="2"/>1 038</text:p>
          </table:table-cell>
          <table:table-cell office:value-type="float" office:value="1858" table:style-name="ce38">
            <text:p><text:s text:c="2"/>1 858</text:p>
          </table:table-cell>
          <table:table-cell office:value-type="float" office:value="2136" table:style-name="ce38">
            <text:p><text:s text:c="2"/>2 136</text:p>
          </table:table-cell>
          <table:table-cell office:value-type="float" office:value="1491" table:style-name="ce38">
            <text:p><text:s text:c="2"/>1 491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893" table:style-name="ce38">
            <text:p><text:s text:c="3"/>893</text:p>
          </table:table-cell>
          <table:table-cell office:value-type="float" office:value="203" table:style-name="ce38">
            <text:p><text:s text:c="3"/>203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684" table:style-name="ce38">
            <text:p><text:s text:c="3"/>684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245" table:style-name="ce38">
            <text:p><text:s text:c="3"/>245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3463" table:style-name="ce38">
            <text:p><text:s text:c="2"/>3 463</text:p>
          </table:table-cell>
          <table:table-cell office:value-type="float" office:value="527" table:style-name="ce38">
            <text:p><text:s text:c="3"/>527</text:p>
          </table:table-cell>
          <table:table-cell office:value-type="float" office:value="1558" table:style-name="ce38">
            <text:p><text:s text:c="2"/>1 558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2254" table:style-name="ce38">
            <text:p><text:s text:c="2"/>2 254</text:p>
          </table:table-cell>
          <table:table-cell office:value-type="float" office:value="1591" table:style-name="ce38">
            <text:p><text:s text:c="2"/>1 591</text:p>
          </table:table-cell>
          <table:table-cell office:value-type="float" office:value="367" table:style-name="ce38">
            <text:p><text:s text:c="3"/>367</text:p>
          </table:table-cell>
          <table:table-cell office:value-type="float" office:value="435" table:style-name="ce38">
            <text:p><text:s text:c="3"/>435</text:p>
          </table:table-cell>
          <table:table-cell office:value-type="float" office:value="828" table:style-name="ce38">
            <text:p><text:s text:c="3"/>828</text:p>
          </table:table-cell>
          <table:table-cell office:value-type="float" office:value="251" table:style-name="ce38">
            <text:p><text:s text:c="3"/>251</text:p>
          </table:table-cell>
          <table:table-cell office:value-type="float" office:value="948" table:style-name="ce38">
            <text:p><text:s text:c="3"/>948</text:p>
          </table:table-cell>
          <table:table-cell office:value-type="float" office:value="205" table:style-name="ce38">
            <text:p><text:s text:c="3"/>205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848" table:style-name="ce38">
            <text:p><text:s text:c="3"/>848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9106" table:style-name="ce38">
            <text:p><text:s text:c="2"/>9 106</text:p>
          </table:table-cell>
          <table:table-cell office:value-type="float" office:value="138510" table:style-name="ce38">
            <text:p><text:s text:c="2"/>138 510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1116" table:style-name="ce38">
            <text:p><text:s text:c="2"/>1 116</text:p>
          </table:table-cell>
          <table:table-cell office:value-type="float" office:value="128" table:style-name="ce38">
            <text:p><text:s text:c="3"/>128</text:p>
          </table:table-cell>
          <table:table-cell office:value-type="float" office:value="1318" table:style-name="ce38">
            <text:p><text:s text:c="2"/>1 318</text:p>
          </table:table-cell>
          <table:table-cell office:value-type="float" office:value="1100" table:style-name="ce38">
            <text:p><text:s text:c="2"/>1 100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548" table:style-name="ce38">
            <text:p><text:s text:c="2"/>1 548</text:p>
          </table:table-cell>
          <table:table-cell office:value-type="float" office:value="105" table:style-name="ce38">
            <text:p><text:s text:c="3"/>105</text:p>
          </table:table-cell>
          <table:table-cell office:value-type="float" office:value="173" table:style-name="ce38">
            <text:p><text:s text:c="3"/>173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522" table:style-name="ce38">
            <text:p><text:s text:c="3"/>522</text:p>
          </table:table-cell>
          <table:table-cell office:value-type="float" office:value="335" table:style-name="ce38">
            <text:p><text:s text:c="3"/>335</text:p>
          </table:table-cell>
          <table:table-cell office:value-type="float" office:value="308" table:style-name="ce38">
            <text:p><text:s text:c="3"/>3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7688" table:style-name="ce38">
            <text:p><text:s text:c="2"/>187 688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7290" table:style-name="ce37">
            <text:p><text:s text:c="2"/>367 2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7290" table:style-name="ce37">
            <text:p><text:s text:c="2"/>367 29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88" table:style-name="ce38">
            <text:p><text:s text:c="2"/>1 08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4192" table:style-name="ce38">
            <text:p><text:s text:c="2"/>174 1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45" table:style-name="ce38">
            <text:p><text:s text:c="2"/>5 645</text:p>
          </table:table-cell>
          <table:table-cell office:value-type="float" office:value="146" table:style-name="ce38">
            <text:p><text:s text:c="3"/>14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1072" table:style-name="ce38">
            <text:p><text:s text:c="2"/>181 07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271" table:style-name="ce36">
            <text:p><text:s text:c="3"/>27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85" table:style-name="ce36">
            <text:p><text:s text:c="3"/>185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213" table:style-name="ce36">
            <text:p><text:s text:c="3"/>213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9" table:style-name="ce36">
            <text:p><text:s text:c="3"/>409</text:p>
          </table:table-cell>
          <table:table-cell office:value-type="float" office:value="702" table:style-name="ce36">
            <text:p><text:s text:c="3"/>702</text:p>
          </table:table-cell>
          <table:table-cell office:value-type="float" office:value="342" table:style-name="ce36">
            <text:p><text:s text:c="3"/>342</text:p>
          </table:table-cell>
          <table:table-cell office:value-type="float" office:value="961" table:style-name="ce36">
            <text:p><text:s text:c="3"/>961</text:p>
          </table:table-cell>
          <table:table-cell office:value-type="float" office:value="261" table:style-name="ce36">
            <text:p><text:s text:c="3"/>261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979" table:style-name="ce36">
            <text:p><text:s text:c="3"/>979</text:p>
          </table:table-cell>
          <table:table-cell office:value-type="float" office:value="737" table:style-name="ce36">
            <text:p><text:s text:c="3"/>737</text:p>
          </table:table-cell>
          <table:table-cell office:value-type="float" office:value="2148" table:style-name="ce36">
            <text:p><text:s text:c="2"/>2 148</text:p>
          </table:table-cell>
          <table:table-cell office:value-type="float" office:value="1289" table:style-name="ce36">
            <text:p><text:s text:c="2"/>1 289</text:p>
          </table:table-cell>
          <table:table-cell office:value-type="float" office:value="406" table:style-name="ce36">
            <text:p><text:s text:c="3"/>406</text:p>
          </table:table-cell>
          <table:table-cell office:value-type="float" office:value="333" table:style-name="ce36">
            <text:p><text:s text:c="3"/>333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7" table:style-name="ce36">
            <text:p><text:s text:c="3"/>6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4" table:style-name="ce36">
            <text:p><text:s text:c="3"/>264</text:p>
          </table:table-cell>
          <table:table-cell office:value-type="float" office:value="989" table:style-name="ce36">
            <text:p><text:s text:c="3"/>989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44" table:style-name="ce36">
            <text:p><text:s text:c="2"/>4 9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25" table:style-name="ce36">
            <text:p><text:s text:c="2"/>10 225</text:p>
          </table:table-cell>
          <table:table-cell office:value-type="float" office:value="17278" table:style-name="ce36">
            <text:p><text:s text:c="2"/>17 278</text:p>
          </table:table-cell>
          <table:table-cell office:value-type="float" office:value="1167" table:style-name="ce36">
            <text:p><text:s text:c="2"/>1 167</text:p>
          </table:table-cell>
          <table:table-cell office:value-type="float" office:value="1675" table:style-name="ce36">
            <text:p><text:s text:c="2"/>1 675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560" table:style-name="ce36">
            <text:p><text:s text:c="2"/>48 56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512" table:style-name="ce36">
            <text:p><text:s text:c="2"/>66 5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84" table:style-name="ce36">
            <text:p><text:s text:c="2"/>1 584</text:p>
          </table:table-cell>
          <table:table-cell office:value-type="float" office:value="173" table:style-name="ce36">
            <text:p><text:s text:c="3"/>1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271" table:style-name="ce36">
            <text:p><text:s text:c="2"/>68 271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11191" table:style-name="ce36">
            <text:p><text:s text:c="2"/>11 1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773" table:style-name="ce36">
            <text:p><text:s text:c="2"/>90 7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44" table:style-name="ce36">
            <text:p><text:s text:c="2"/>7 144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59" table:style-name="ce36">
            <text:p><text:s text:c="2"/>2 4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754" table:style-name="ce36">
            <text:p><text:s text:c="2"/>111 75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9" table:style-name="ce36">
            <text:p><text:s text:c="3"/>439</text:p>
          </table:table-cell>
          <table:table-cell office:value-type="float" office:value="793" table:style-name="ce36">
            <text:p><text:s text:c="3"/>793</text:p>
          </table:table-cell>
          <table:table-cell office:value-type="float" office:value="2490" table:style-name="ce36">
            <text:p><text:s text:c="2"/>2 4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6" table:style-name="ce36">
            <text:p><text:s text:c="3"/>5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6" table:style-name="ce36">
            <text:p><text:s text:c="3"/>4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516" table:style-name="ce36">
            <text:p><text:s text:c="2"/>42 5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180" table:style-name="ce36">
            <text:p><text:s text:c="2"/>47 18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888" table:style-name="ce36">
            <text:p><text:s text:c="2"/>82 8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888" table:style-name="ce36">
            <text:p><text:s text:c="2"/>82 88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5" table:style-name="ce37">
            <text:p><text:s text:c="3"/>365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684" table:style-name="ce37">
            <text:p><text:s text:c="2"/>114 6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2" table:style-name="ce37">
            <text:p><text:s text:c="3"/>462</text:p>
          </table:table-cell>
          <table:table-cell office:value-type="float" office:value="341" table:style-name="ce37">
            <text:p><text:s text:c="3"/>3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5890" table:style-name="ce37">
            <text:p><text:s text:c="2"/>115 89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538" table:style-name="ce38">
            <text:p><text:s text:c="2"/>37 5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538" table:style-name="ce38">
            <text:p><text:s text:c="2"/>37 538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18895" table:style-name="ce38">
            <text:p><text:s text:c="2"/>618 8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18895" table:style-name="ce38">
            <text:p><text:s text:c="2"/>618 895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33" table:style-name="ce37">
            <text:p><text:s text:c="2"/>12 9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33" table:style-name="ce37">
            <text:p><text:s text:c="2"/>12 933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4750" table:style-name="ce38">
            <text:p><text:s text:c="2"/>264 7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4750" table:style-name="ce38">
            <text:p><text:s text:c="2"/>264 75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68" table:style-name="ce36">
            <text:p><text:s text:c="2"/>2 768</text:p>
          </table:table-cell>
          <table:table-cell office:value-type="float" office:value="784" table:style-name="ce36">
            <text:p><text:s text:c="3"/>784</text:p>
          </table:table-cell>
          <table:table-cell office:value-type="float" office:value="98283" table:style-name="ce36">
            <text:p><text:s text:c="2"/>98 2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835" table:style-name="ce36">
            <text:p><text:s text:c="2"/>101 83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142" table:style-name="ce36">
            <text:p><text:s text:c="2"/>163 1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142" table:style-name="ce36">
            <text:p><text:s text:c="2"/>163 142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6" table:style-name="ce36">
            <text:p><text:s text:c="3"/>536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9" table:style-name="ce36">
            <text:p><text:s text:c="2"/>2 099</text:p>
          </table:table-cell>
          <table:table-cell office:value-type="float" office:value="201412" table:style-name="ce36">
            <text:p><text:s text:c="2"/>201 4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4164" table:style-name="ce36">
            <text:p><text:s text:c="2"/>204 16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3" table:style-name="ce36">
            <text:p><text:s text:c="2"/>1 3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9" table:style-name="ce36">
            <text:p><text:s text:c="3"/>769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139" table:style-name="ce36">
            <text:p><text:s text:c="2"/>32 1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220" table:style-name="ce36">
            <text:p><text:s text:c="2"/>34 22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581" table:style-name="ce36">
            <text:p><text:s text:c="2"/>81 5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581" table:style-name="ce36">
            <text:p><text:s text:c="2"/>81 58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2" table:style-name="ce38">
            <text:p><text:s text:c="3"/>20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219" table:style-name="ce38">
            <text:p><text:s text:c="2"/>7 2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635" table:style-name="ce38">
            <text:p><text:s text:c="2"/>18 6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070" table:style-name="ce38">
            <text:p><text:s text:c="2"/>26 07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0" table:style-name="ce38">
            <text:p><text:s text:c="3"/>1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525" table:style-name="ce38">
            <text:p><text:s text:c="2"/>42 5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625" table:style-name="ce38">
            <text:p><text:s text:c="2"/>42 625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164" table:style-name="ce38">
            <text:p><text:s text:c="2"/>58 164</text:p>
          </table:table-cell>
          <table:table-cell office:value-type="float" office:value="58164" table:style-name="ce38">
            <text:p><text:s text:c="2"/>58 164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278711" table:style-name="ce39">
            <text:p><text:s text:c="2"/>278 711</text:p>
          </table:table-cell>
          <table:table-cell office:value-type="float" office:value="125218" table:style-name="ce39">
            <text:p><text:s text:c="2"/>125 218</text:p>
          </table:table-cell>
          <table:table-cell office:value-type="float" office:value="31135" table:style-name="ce39">
            <text:p><text:s text:c="2"/>31 135</text:p>
          </table:table-cell>
          <table:table-cell office:value-type="float" office:value="19479" table:style-name="ce39">
            <text:p><text:s text:c="2"/>19 479</text:p>
          </table:table-cell>
          <table:table-cell office:value-type="float" office:value="216706" table:style-name="ce39">
            <text:p><text:s text:c="2"/>216 706</text:p>
          </table:table-cell>
          <table:table-cell office:value-type="float" office:value="70975" table:style-name="ce39">
            <text:p><text:s text:c="2"/>70 975</text:p>
          </table:table-cell>
          <table:table-cell office:value-type="float" office:value="11925" table:style-name="ce39">
            <text:p><text:s text:c="2"/>11 925</text:p>
          </table:table-cell>
          <table:table-cell office:value-type="float" office:value="235142" table:style-name="ce39">
            <text:p><text:s text:c="2"/>235 142</text:p>
          </table:table-cell>
          <table:table-cell office:value-type="float" office:value="48692" table:style-name="ce39">
            <text:p><text:s text:c="2"/>48 692</text:p>
          </table:table-cell>
          <table:table-cell office:value-type="float" office:value="237388" table:style-name="ce39">
            <text:p><text:s text:c="2"/>237 388</text:p>
          </table:table-cell>
          <table:table-cell office:value-type="float" office:value="71456" table:style-name="ce39">
            <text:p><text:s text:c="2"/>71 456</text:p>
          </table:table-cell>
          <table:table-cell office:value-type="float" office:value="15786" table:style-name="ce39">
            <text:p><text:s text:c="2"/>15 786</text:p>
          </table:table-cell>
          <table:table-cell office:value-type="float" office:value="48755" table:style-name="ce39">
            <text:p><text:s text:c="2"/>48 755</text:p>
          </table:table-cell>
          <table:table-cell office:value-type="float" office:value="62341" table:style-name="ce39">
            <text:p><text:s text:c="2"/>62 341</text:p>
          </table:table-cell>
          <table:table-cell office:value-type="float" office:value="41241" table:style-name="ce39">
            <text:p><text:s text:c="2"/>41 241</text:p>
          </table:table-cell>
          <table:table-cell office:value-type="float" office:value="28694" table:style-name="ce39">
            <text:p><text:s text:c="2"/>28 694</text:p>
          </table:table-cell>
          <table:table-cell office:value-type="float" office:value="72783" table:style-name="ce39">
            <text:p><text:s text:c="2"/>72 783</text:p>
          </table:table-cell>
          <table:table-cell office:value-type="float" office:value="20852" table:style-name="ce39">
            <text:p><text:s text:c="2"/>20 852</text:p>
          </table:table-cell>
          <table:table-cell office:value-type="float" office:value="364803" table:style-name="ce39">
            <text:p><text:s text:c="2"/>364 803</text:p>
          </table:table-cell>
          <table:table-cell office:value-type="float" office:value="35434" table:style-name="ce39">
            <text:p><text:s text:c="2"/>35 434</text:p>
          </table:table-cell>
          <table:table-cell office:value-type="float" office:value="135209" table:style-name="ce39">
            <text:p><text:s text:c="2"/>135 209</text:p>
          </table:table-cell>
          <table:table-cell office:value-type="float" office:value="65030" table:style-name="ce39">
            <text:p><text:s text:c="2"/>65 030</text:p>
          </table:table-cell>
          <table:table-cell office:value-type="float" office:value="38909" table:style-name="ce39">
            <text:p><text:s text:c="2"/>38 909</text:p>
          </table:table-cell>
          <table:table-cell office:value-type="float" office:value="56561" table:style-name="ce39">
            <text:p><text:s text:c="2"/>56 561</text:p>
          </table:table-cell>
          <table:table-cell office:value-type="float" office:value="102769" table:style-name="ce39">
            <text:p><text:s text:c="2"/>102 769</text:p>
          </table:table-cell>
          <table:table-cell office:value-type="float" office:value="94114" table:style-name="ce39">
            <text:p><text:s text:c="2"/>94 114</text:p>
          </table:table-cell>
          <table:table-cell office:value-type="float" office:value="108146" table:style-name="ce39">
            <text:p><text:s text:c="2"/>108 146</text:p>
          </table:table-cell>
          <table:table-cell office:value-type="float" office:value="51102" table:style-name="ce39">
            <text:p><text:s text:c="2"/>51 102</text:p>
          </table:table-cell>
          <table:table-cell office:value-type="float" office:value="95125" table:style-name="ce39">
            <text:p><text:s text:c="2"/>95 125</text:p>
          </table:table-cell>
          <table:table-cell office:value-type="float" office:value="90532" table:style-name="ce39">
            <text:p><text:s text:c="2"/>90 532</text:p>
          </table:table-cell>
          <table:table-cell office:value-type="float" office:value="71474" table:style-name="ce39">
            <text:p><text:s text:c="2"/>71 474</text:p>
          </table:table-cell>
          <table:table-cell office:value-type="float" office:value="135525" table:style-name="ce39">
            <text:p><text:s text:c="2"/>135 525</text:p>
          </table:table-cell>
          <table:table-cell office:value-type="float" office:value="172624" table:style-name="ce39">
            <text:p><text:s text:c="2"/>172 624</text:p>
          </table:table-cell>
          <table:table-cell office:value-type="float" office:value="80245" table:style-name="ce39">
            <text:p><text:s text:c="2"/>80 245</text:p>
          </table:table-cell>
          <table:table-cell office:value-type="float" office:value="48758" table:style-name="ce39">
            <text:p><text:s text:c="2"/>48 758</text:p>
          </table:table-cell>
          <table:table-cell office:value-type="float" office:value="71259" table:style-name="ce39">
            <text:p><text:s text:c="2"/>71 259</text:p>
          </table:table-cell>
          <table:table-cell office:value-type="float" office:value="59450" table:style-name="ce39">
            <text:p><text:s text:c="2"/>59 450</text:p>
          </table:table-cell>
          <table:table-cell office:value-type="float" office:value="211363" table:style-name="ce39">
            <text:p><text:s text:c="2"/>211 363</text:p>
          </table:table-cell>
          <table:table-cell office:value-type="float" office:value="60661" table:style-name="ce39">
            <text:p><text:s text:c="2"/>60 661</text:p>
          </table:table-cell>
          <table:table-cell office:value-type="float" office:value="662329" table:style-name="ce39">
            <text:p><text:s text:c="2"/>662 329</text:p>
          </table:table-cell>
          <table:table-cell office:value-type="float" office:value="149926" table:style-name="ce39">
            <text:p><text:s text:c="2"/>149 926</text:p>
          </table:table-cell>
          <table:table-cell office:value-type="float" office:value="913319" table:style-name="ce39">
            <text:p><text:s text:c="2"/>913 319</text:p>
          </table:table-cell>
          <table:table-cell office:value-type="float" office:value="323975" table:style-name="ce39">
            <text:p><text:s text:c="2"/>323 975</text:p>
          </table:table-cell>
          <table:table-cell office:value-type="float" office:value="17453" table:style-name="ce39">
            <text:p><text:s text:c="2"/>17 453</text:p>
          </table:table-cell>
          <table:table-cell office:value-type="float" office:value="37736" table:style-name="ce39">
            <text:p><text:s text:c="2"/>37 736</text:p>
          </table:table-cell>
          <table:table-cell office:value-type="float" office:value="109823" table:style-name="ce39">
            <text:p><text:s text:c="2"/>109 823</text:p>
          </table:table-cell>
          <table:table-cell office:value-type="float" office:value="24494" table:style-name="ce39">
            <text:p><text:s text:c="2"/>24 494</text:p>
          </table:table-cell>
          <table:table-cell office:value-type="float" office:value="219910" table:style-name="ce39">
            <text:p><text:s text:c="2"/>219 910</text:p>
          </table:table-cell>
          <table:table-cell office:value-type="float" office:value="22379" table:style-name="ce39">
            <text:p><text:s text:c="2"/>22 379</text:p>
          </table:table-cell>
          <table:table-cell office:value-type="float" office:value="43383" table:style-name="ce39">
            <text:p><text:s text:c="2"/>43 383</text:p>
          </table:table-cell>
          <table:table-cell office:value-type="float" office:value="162308" table:style-name="ce39">
            <text:p><text:s text:c="2"/>162 308</text:p>
          </table:table-cell>
          <table:table-cell office:value-type="float" office:value="115472" table:style-name="ce39">
            <text:p><text:s text:c="2"/>115 472</text:p>
          </table:table-cell>
          <table:table-cell office:value-type="float" office:value="505894" table:style-name="ce39">
            <text:p><text:s text:c="2"/>505 894</text:p>
          </table:table-cell>
          <table:table-cell office:value-type="float" office:value="505800" table:style-name="ce39">
            <text:p><text:s text:c="2"/>505 800</text:p>
          </table:table-cell>
          <table:table-cell office:value-type="float" office:value="174311" table:style-name="ce39">
            <text:p><text:s text:c="2"/>174 311</text:p>
          </table:table-cell>
          <table:table-cell office:value-type="float" office:value="72807" table:style-name="ce39">
            <text:p><text:s text:c="2"/>72 807</text:p>
          </table:table-cell>
          <table:table-cell office:value-type="float" office:value="90927" table:style-name="ce39">
            <text:p><text:s text:c="2"/>90 927</text:p>
          </table:table-cell>
          <table:table-cell office:value-type="float" office:value="47146" table:style-name="ce39">
            <text:p><text:s text:c="2"/>47 146</text:p>
          </table:table-cell>
          <table:table-cell office:value-type="float" office:value="198781" table:style-name="ce39">
            <text:p><text:s text:c="2"/>198 781</text:p>
          </table:table-cell>
          <table:table-cell office:value-type="float" office:value="37700" table:style-name="ce39">
            <text:p><text:s text:c="2"/>37 700</text:p>
          </table:table-cell>
          <table:table-cell office:value-type="float" office:value="675619" table:style-name="ce39">
            <text:p><text:s text:c="2"/>675 619</text:p>
          </table:table-cell>
          <table:table-cell office:value-type="float" office:value="283767" table:style-name="ce39">
            <text:p><text:s text:c="2"/>283 767</text:p>
          </table:table-cell>
          <table:table-cell office:value-type="float" office:value="99725" table:style-name="ce39">
            <text:p><text:s text:c="2"/>99 725</text:p>
          </table:table-cell>
          <table:table-cell office:value-type="float" office:value="166924" table:style-name="ce39">
            <text:p><text:s text:c="2"/>166 924</text:p>
          </table:table-cell>
          <table:table-cell office:value-type="float" office:value="202015" table:style-name="ce39">
            <text:p><text:s text:c="2"/>202 015</text:p>
          </table:table-cell>
          <table:table-cell office:value-type="float" office:value="35052" table:style-name="ce39">
            <text:p><text:s text:c="2"/>35 052</text:p>
          </table:table-cell>
          <table:table-cell office:value-type="float" office:value="144093" table:style-name="ce39">
            <text:p><text:s text:c="2"/>144 093</text:p>
          </table:table-cell>
          <table:table-cell office:value-type="float" office:value="58164" table:style-name="ce39">
            <text:p><text:s text:c="2"/>58 164</text:p>
          </table:table-cell>
          <table:table-cell office:value-type="float" office:value="9887604" table:style-name="ce39">
            <text:p><text:s/>9 887 604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1 - Recursos de bens e serviços - 2014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1">
            <text:p>Valores correntes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5031" table:style-name="ce36">
            <text:p><text:s text:c="2"/>5 03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96" table:style-name="ce36">
            <text:p><text:s text:c="3"/>29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48" table:style-name="ce36">
            <text:p><text:s text:c="3"/>14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902" table:style-name="ce36">
            <text:p><text:s text:c="3"/>90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1603" table:style-name="ce37">
            <text:p><text:s text:c="2"/>1 603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36" table:style-name="ce37">
            <text:p><text:s text:c="3"/>36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827" table:style-name="ce37">
            <text:p><text:s text:c="2"/>1 827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122" table:style-name="ce37">
            <text:p><text:s text:c="3"/>12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2" table:style-name="ce36">
            <text:p><text:s text:c="3"/>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69" table:style-name="ce36">
            <text:p><text:s text:c="3"/>6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278" table:style-name="ce36">
            <text:p><text:s text:c="2"/>1 278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095" table:style-name="ce36">
            <text:p><text:s text:c="2"/>1 09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6033" table:style-name="ce37">
            <text:p><text:s text:c="2"/>6 033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612" table:style-name="ce37">
            <text:p><text:s text:c="2"/>1 61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53338" table:style-name="ce37">
            <text:p><text:s text:c="2"/>53 33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907" table:style-name="ce37">
            <text:p><text:s text:c="2"/>2 90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541" table:style-name="ce36">
            <text:p><text:s text:c="2"/>1 54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28" table:style-name="ce36">
            <text:p><text:s text:c="3"/>2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674" table:style-name="ce36">
            <text:p><text:s text:c="2"/>2 674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6" table:style-name="ce36">
            <text:p><text:s text:c="3"/>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217" table:style-name="ce37">
            <text:p><text:s text:c="2"/>1 21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21" table:style-name="ce38">
            <text:p><text:s text:c="3"/>2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2692" table:style-name="ce37">
            <text:p><text:s text:c="2"/>2 69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2435" table:style-name="ce37">
            <text:p><text:s text:c="2"/>2 435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45" table:style-name="ce37">
            <text:p><text:s text:c="3"/>14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692" table:style-name="ce36">
            <text:p><text:s text:c="3"/>69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712" table:style-name="ce36">
            <text:p><text:s text:c="3"/>71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641" table:style-name="ce36">
            <text:p><text:s text:c="3"/>64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2652" table:style-name="ce36">
            <text:p><text:s text:c="2"/>2 652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7456" table:style-name="ce36">
            <text:p><text:s text:c="2"/>7 45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4252" table:style-name="ce37">
            <text:p><text:s text:c="2"/>4 25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618" table:style-name="ce37">
            <text:p><text:s text:c="2"/>1 61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4147" table:style-name="ce37">
            <text:p><text:s text:c="2"/>4 14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797" table:style-name="ce37">
            <text:p><text:s text:c="2"/>3 797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9890" table:style-name="ce38">
            <text:p><text:s text:c="2"/>9 89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3277" table:style-name="ce36">
            <text:p><text:s text:c="2"/>3 27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418" table:style-name="ce36">
            <text:p><text:s text:c="3"/>41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845" table:style-name="ce36">
            <text:p><text:s text:c="3"/>84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972" table:style-name="ce36">
            <text:p><text:s text:c="2"/>3 97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49" table:style-name="ce36">
            <text:p><text:s text:c="3"/>34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5968" table:style-name="ce37">
            <text:p><text:s text:c="2"/>5 96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0547" table:style-name="ce37">
            <text:p><text:s text:c="2"/>10 54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756" table:style-name="ce37">
            <text:p><text:s text:c="3"/>75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34128" table:style-name="ce36">
            <text:p><text:s text:c="2"/>34 12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728" table:style-name="ce36">
            <text:p><text:s text:c="3"/>72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4662" table:style-name="ce36">
            <text:p><text:s text:c="2"/>24 66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2900" table:style-name="ce36">
            <text:p><text:s text:c="2"/>2 90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22217" table:style-name="ce36">
            <text:p><text:s text:c="2"/>22 21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7623" table:style-name="ce37">
            <text:p><text:s text:c="2"/>17 62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2543" table:style-name="ce38">
            <text:p><text:s text:c="2"/>12 54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6741" table:style-name="ce38">
            <text:p><text:s text:c="2"/>6 74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358" table:style-name="ce37">
            <text:p><text:s text:c="2"/>1 35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1618" table:style-name="ce38">
            <text:p><text:s text:c="2"/>11 61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22250" table:style-name="ce36">
            <text:p><text:s text:c="2"/>22 25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7216" table:style-name="ce36">
            <text:p><text:s text:c="2"/>7 21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7922" table:style-name="ce36">
            <text:p><text:s text:c="2"/>7 922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614" table:style-name="ce36">
            <text:p><text:s text:c="3"/>61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73" table:style-name="ce36">
            <text:p><text:s text:c="3"/>27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5408" table:style-name="ce38">
            <text:p><text:s text:c="2"/>5 40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563" table:style-name="ce37">
            <text:p><text:s text:c="3"/>56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1085" table:style-name="ce37">
            <text:p><text:s text:c="2"/>11 085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10813" table:style-name="ce37">
            <text:p><text:s text:c="2"/>10 81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223" table:style-name="ce37">
            <text:p><text:s text:c="3"/>22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2625" table:style-name="ce36">
            <text:p><text:s text:c="2"/>12 62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5953" table:style-name="ce36">
            <text:p><text:s text:c="2"/>15 953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4118" table:style-name="ce36">
            <text:p><text:s text:c="2"/>14 11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26043" table:style-name="ce36">
            <text:p><text:s text:c="2"/>26 04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1974" table:style-name="ce36">
            <text:p><text:s text:c="2"/>11 97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20977" table:style-name="ce37">
            <text:p><text:s text:c="2"/>20 97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2713" table:style-name="ce38">
            <text:p><text:s text:c="2"/>2 71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660" table:style-name="ce38">
            <text:p><text:s text:c="2"/>1 66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5928" table:style-name="ce37">
            <text:p><text:s text:c="2"/>5 92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47629" table:style-name="ce38">
            <text:p><text:s text:c="2"/>47 62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5365" table:style-name="ce36">
            <text:p><text:s text:c="2"/>25 36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4063" table:style-name="ce36">
            <text:p><text:s text:c="2"/>4 063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4884" table:style-name="ce36">
            <text:p><text:s text:c="2"/>24 88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8168" table:style-name="ce36">
            <text:p><text:s text:c="2"/>18 16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599" table:style-name="ce36">
            <text:p><text:s text:c="2"/>1 59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0414" table:style-name="ce37">
            <text:p><text:s text:c="2"/>10 41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3501" table:style-name="ce38">
            <text:p><text:s text:c="2"/>13 50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3284" table:style-name="ce38">
            <text:p><text:s text:c="2"/>3 284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457" table:style-name="ce38">
            <text:p><text:s text:c="3"/>45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2089" table:style-name="ce36">
            <text:p><text:s text:c="2"/>2 08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2360" table:style-name="ce36">
            <text:p><text:s text:c="2"/>2 36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20" table:style-name="ce36">
            <text:p><text:s text:c="3"/>2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3207" table:style-name="ce38">
            <text:p><text:s text:c="2"/>3 20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3915" table:style-name="ce37">
            <text:p><text:s text:c="2"/>3 91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9252" table:style-name="ce37">
            <text:p><text:s text:c="2"/>9 25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2544" table:style-name="ce37">
            <text:p><text:s text:c="2"/>2 54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6" table:style-name="ce37">
            <text:p><text:s text:c="3"/>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0362" table:style-name="ce36">
            <text:p><text:s text:c="2"/>20 36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4093" table:style-name="ce36">
            <text:p><text:s text:c="2"/>14 09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2562" table:style-name="ce36">
            <text:p><text:s text:c="2"/>2 562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020" table:style-name="ce36">
            <text:p><text:s text:c="2"/>4 02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630" table:style-name="ce36">
            <text:p><text:s text:c="3"/>63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8936" table:style-name="ce37">
            <text:p><text:s text:c="2"/>8 93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17174" table:style-name="ce37">
            <text:p><text:s text:c="2"/>17 17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5078" table:style-name="ce37">
            <text:p><text:s text:c="2"/>5 078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3668" table:style-name="ce37">
            <text:p><text:s text:c="2"/>3 66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3313" table:style-name="ce36">
            <text:p><text:s text:c="2"/>3 313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2338" table:style-name="ce36">
            <text:p><text:s text:c="2"/>2 33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60131" table:style-name="ce36">
            <text:p><text:s text:c="2"/>60 13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2040" table:style-name="ce36">
            <text:p><text:s text:c="2"/>2 04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5173" table:style-name="ce37">
            <text:p><text:s text:c="2"/>5 173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937" table:style-name="ce36">
            <text:p><text:s text:c="3"/>93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7" table:style-name="ce36">
            <text:p><text:s text:c="3"/>2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5021" table:style-name="ce36">
            <text:p><text:s text:c="2"/>5 02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790183" table:style-name="ce48">
            <text:p><text:s text:c="2"/>790 183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4Z</dc:date>
    <meta:print-date>2006-08-24T11:49:52Z</meta:print-date>
  </office:meta>
</office:document-meta>
</file>